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9"/>
  <manifest:file-entry manifest:media-type="application/vnd.sun.star.oleobject" manifest:full-path="Object 1"/>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10"/>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font-style="normal" style:font-style-asian="normal" style:font-style-complex="normal"/>
    </style:style>
    <style:style style:name="P11" style:family="paragraph" style:parent-style-name="Spec_20_-_20_Paragraphe_20_standard">
      <style:text-properties style:font-name="Tahoma" fo:language="en" fo:country="US"/>
    </style:style>
    <style:style style:name="P12" style:family="paragraph" style:parent-style-name="Spec_20_-_20_Paragraphe_20_standard">
      <style:text-properties style:use-window-font-color="true" fo:language="en" fo:country="US"/>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language="en" fo:country="US"/>
    </style:style>
    <style:style style:name="P15" style:family="paragraph" style:parent-style-name="Table_20_Contents">
      <style:text-properties style:font-name="Tahoma2" fo:font-size="10pt" fo:language="en" fo:country="US"/>
    </style:style>
    <style:style style:name="P16" style:family="paragraph" style:parent-style-name="Table_20_Contents">
      <style:text-properties style:font-name="Tahoma2" fo:font-size="10pt" fo:language="en" fo:country="US" fo:font-weight="bold" style:font-weight-asian="bold" style:font-weight-complex="bold"/>
    </style:style>
    <style:style style:name="P17" style:family="paragraph" style:parent-style-name="Table_20_Contents">
      <style:paragraph-properties fo:text-align="justify" style:justify-single-word="false"/>
      <style:text-properties style:font-name="Tahoma2" fo:font-size="10pt" fo:language="en" fo:country="US"/>
    </style:style>
    <style:style style:name="P18" style:family="paragraph" style:parent-style-name="Table_20_Contents">
      <style:paragraph-properties fo:text-align="justify" style:justify-single-word="false"/>
      <style:text-properties style:font-name="Tahoma2" fo:font-size="10pt"/>
    </style:style>
    <style:style style:name="P19"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0"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1" style:family="paragraph" style:parent-style-name="Table_20_Contents">
      <style:paragraph-properties fo:text-align="justify" style:justify-single-word="false"/>
      <style:text-properties style:font-name="Courier New" fo:font-size="10pt"/>
    </style:style>
    <style:style style:name="P22" style:family="paragraph" style:parent-style-name="Table_20_Contents">
      <style:text-properties style:font-name="Courier New" fo:font-size="10pt" fo:language="en" fo:country="US"/>
    </style:style>
    <style:style style:name="P23" style:family="paragraph" style:parent-style-name="Table_20_Contents">
      <style:paragraph-properties fo:text-align="justify" style:justify-single-word="false"/>
      <style:text-properties style:font-name="Tahoma" fo:font-size="10pt" style:font-size-asian="10pt" style:font-size-complex="10pt"/>
    </style:style>
    <style:style style:name="P24"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25"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justify" style:justify-single-word="false"/>
      <style:text-properties style:use-window-font-color="true" style:font-name="Tahoma2" fo:font-size="10pt"/>
    </style:style>
    <style:style style:name="P27"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28" style:family="paragraph" style:parent-style-name="Spec_20_-_20_Informations_20_2_20_de_20_première_20_page">
      <style:text-properties fo:language="en" fo:country="US"/>
    </style:style>
    <style:style style:name="P29" style:family="paragraph" style:parent-style-name="Spec_20_-_20_Informations_20_1_20_de_20_première_20_page">
      <style:text-properties fo:language="en" fo:country="US"/>
    </style:style>
    <style:style style:name="P30" style:family="paragraph" style:parent-style-name="Spec_20_-_20_Texte_20_sans_20_mise_20_en_20_forme">
      <style:text-properties fo:language="en" fo:country="US"/>
    </style:style>
    <style:style style:name="P31" style:family="paragraph" style:parent-style-name="Footnote">
      <style:text-properties fo:font-size="9pt" fo:language="en" fo:country="US" fo:font-style="italic" style:font-size-asian="9pt" style:font-style-asian="italic" style:font-size-complex="9pt" style:font-style-complex="italic"/>
    </style:style>
    <style:style style:name="P32" style:family="paragraph" style:parent-style-name="Footnote">
      <style:text-properties fo:font-size="9pt" fo:font-style="italic" style:font-size-asian="9pt" style:font-style-asian="italic" style:font-size-complex="9pt" style:font-style-complex="italic"/>
    </style:style>
    <style:style style:name="P33" style:family="paragraph" style:parent-style-name="Spec_20_-_20_Paragraphe_20_standard">
      <style:paragraph-properties fo:margin-left="2.501cm" fo:margin-right="0cm" fo:text-indent="0cm" style:auto-text-indent="false"/>
    </style:style>
    <style:style style:name="P34" style:family="paragraph" style:parent-style-name="Table_20_Heading">
      <style:text-properties style:font-name="Tahoma2" fo:font-size="10pt"/>
    </style:style>
    <style:style style:name="P35" style:family="paragraph" style:parent-style-name="Spec_20_-_20_Paragraphe_20_standard">
      <style:paragraph-properties fo:margin-left="1.005cm" fo:margin-right="0cm" fo:margin-top="0.199cm" fo:margin-bottom="0cm" fo:text-align="justify" style:justify-single-word="false" fo:text-indent="0cm" style:auto-text-indent="false" text:number-lines="false" text:line-number="0"/>
      <style:text-properties style:font-name="Tahoma2" fo:font-size="10pt" fo:language="en" fo:country="US"/>
    </style:style>
    <style:style style:name="P36" style:family="paragraph" style:parent-style-name="Spec_20_-_20_Paragraphe_20_standard">
      <style:paragraph-properties fo:margin-left="1.005cm" fo:margin-right="0cm" fo:margin-top="0.199cm" fo:margin-bottom="0cm" fo:text-align="justify" style:justify-single-word="false" fo:text-indent="0cm" style:auto-text-indent="false" text:number-lines="false" text:line-number="0"/>
      <style:text-properties style:font-name="Tahoma" fo:font-size="10pt" fo:language="en" fo:country="US"/>
    </style:style>
    <style:style style:name="P37"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38" style:family="paragraph" style:parent-style-name="Standard" style:master-page-name="">
      <style:paragraph-properties fo:margin-left="1.032cm" fo:margin-right="0cm" fo:text-indent="0cm" style:auto-text-indent="false" style:page-number="auto" text:number-lines="false" text:line-number="0"/>
      <style:text-properties style:font-name="Tahoma" fo:font-size="10pt" fo:language="en" fo:country="US" style:font-size-asian="10pt" style:font-size-complex="10pt"/>
    </style:style>
    <style:style style:name="P39"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40"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1"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42"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43" style:family="paragraph" style:parent-style-name="Spec_20_-_20_Titre_20_1">
      <style:text-properties fo:language="en" fo:country="US"/>
    </style:style>
    <style:style style:name="P44" style:family="paragraph" style:parent-style-name="Spec_20_-_20_Titre_20_2">
      <style:text-properties fo:language="en" fo:country="US"/>
    </style:style>
    <style:style style:name="P45"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46"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47" style:family="paragraph" style:parent-style-name="Spec_20_-_20_Titre_20_3">
      <style:text-properties fo:language="en" fo:country="US"/>
    </style:style>
    <style:style style:name="P48" style:family="paragraph" style:parent-style-name="Spec_20_-_20_Table_20_des_20_matières_20_-_20_Titre">
      <style:paragraph-properties fo:break-before="page"/>
    </style:style>
    <style:style style:name="P49"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50"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51"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52"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53" style:family="paragraph" style:parent-style-name="Spec_20_-_20_Paragraphe_20_standard" style:list-style-name="L1">
      <style:text-properties fo:language="en" fo:country="US"/>
    </style:style>
    <style:style style:name="P54" style:family="paragraph" style:parent-style-name="Spec_20_-_20_Paragraphe_20_standard" style:list-style-name="L2">
      <style:text-properties fo:language="en" fo:country="US"/>
    </style:style>
    <style:style style:name="P55" style:family="paragraph" style:parent-style-name="Spec_20_-_20_Paragraphe_20_standard" style:list-style-name="L3">
      <style:text-properties fo:language="en" fo:country="US"/>
    </style:style>
    <style:style style:name="P56" style:family="paragraph" style:parent-style-name="Spec_20_-_20_Paragraphe_20_standard" style:list-style-name="L5">
      <style:text-properties fo:language="en" fo:country="US"/>
    </style:style>
    <style:style style:name="P57" style:family="paragraph" style:parent-style-name="Spec_20_-_20_Paragraphe_20_standard" style:list-style-name="L9">
      <style:text-properties fo:language="en" fo:country="US"/>
    </style:style>
    <style:style style:name="P58" style:family="paragraph" style:parent-style-name="Spec_20_-_20_Paragraphe_20_standard" style:list-style-name="L10">
      <style:text-properties fo:language="en" fo:country="US"/>
    </style:style>
    <style:style style:name="P59" style:family="paragraph" style:parent-style-name="Spec_20_-_20_Paragraphe_20_standard" style:list-style-name="L11">
      <style:text-properties fo:language="en" fo:country="US"/>
    </style:style>
    <style:style style:name="P60" style:family="paragraph" style:parent-style-name="Spec_20_-_20_Paragraphe_20_standard" style:list-style-name="L12">
      <style:text-properties fo:language="en" fo:country="US"/>
    </style:style>
    <style:style style:name="P61" style:family="paragraph" style:parent-style-name="Spec_20_-_20_Paragraphe_20_standard" style:list-style-name="L6"/>
    <style:style style:name="P62" style:family="paragraph" style:parent-style-name="Spec_20_-_20_Paragraphe_20_standard" style:list-style-name="L7"/>
    <style:style style:name="P63" style:family="paragraph" style:parent-style-name="Spec_20_-_20_Paragraphe_20_standard" style:list-style-name="L8"/>
    <style:style style:name="P64" style:family="paragraph" style:parent-style-name="Spec_20_-_20_Paragraphe_20_standard" style:list-style-name="L4">
      <style:paragraph-properties fo:margin-top="0.199cm" fo:margin-bottom="0cm" fo:text-align="justify" style:justify-single-word="false" text:number-lines="false" text:line-number="0"/>
      <style:text-properties style:font-name="Tahoma2" fo:font-size="10pt" fo:language="en" fo:country="US"/>
    </style:style>
    <style:style style:name="P65" style:family="paragraph" style:parent-style-name="Spec_20_-_20_Paragraphe_20_standard" style:list-style-name="L6"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66" style:family="paragraph" style:parent-style-name="Footnote">
      <style:text-properties fo:font-size="9pt" fo:font-style="italic" style:font-size-asian="9pt" style:font-style-asian="italic" style:font-size-complex="9pt" style:font-style-complex="italic"/>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style:font-style-asian="italic" style:font-style-complex="italic"/>
    </style:style>
    <style:style style:name="T13" style:family="text">
      <style:text-properties style:font-name="Courier New2"/>
    </style:style>
    <style:style style:name="T14" style:family="text">
      <style:text-properties style:font-name="Courier New"/>
    </style:style>
    <style:style style:name="T15" style:family="text">
      <style:text-properties style:font-name="Courier New" fo:language="en" fo:country="US"/>
    </style:style>
    <style:style style:name="T16" style:family="text">
      <style:text-properties style:font-name="Courier New" fo:font-style="normal" style:font-style-asian="normal" style:font-style-complex="normal"/>
    </style:style>
    <style:style style:name="T17" style:family="text">
      <style:text-properties style:font-name="Courier New" style:font-name-asian="Consolas" style:font-size-asian="10pt" style:font-name-complex="Consolas" style:font-size-complex="10pt"/>
    </style:style>
    <style:style style:name="T18" style:family="text">
      <style:text-properties style:font-name="Courier New" fo:font-size="10pt" fo:language="en" fo:country="US"/>
    </style:style>
    <style:style style:name="T19" style:family="text">
      <style:text-properties style:font-name="Courier New" fo:font-size="10pt" fo:language="en" fo:country="US" fo:font-style="normal" style:font-style-asian="normal" style:font-style-complex="normal"/>
    </style:style>
    <style:style style:name="T20" style:family="text">
      <style:text-properties style:font-name="Courier New" fo:font-size="10pt" fo:language="zxx" fo:country="none" style:font-name-asian="Courier New" style:font-size-asian="10pt" style:font-name-complex="Courier New" style:font-size-complex="10pt"/>
    </style:style>
    <style:style style:name="T21" style:family="text">
      <style:text-properties style:font-name="Tahoma"/>
    </style:style>
    <style:style style:name="T22" style:family="text">
      <style:text-properties style:font-name="Tahoma" fo:font-style="normal" fo:font-weight="normal" style:font-style-asian="normal" style:font-weight-asian="normal" style:font-style-complex="normal" style:font-weight-complex="normal"/>
    </style:style>
    <style:style style:name="T23" style:family="text">
      <style:text-properties style:font-name="Tahoma" fo:font-style="normal" style:font-name-asian="Consolas" style:font-size-asian="10pt" style:font-style-asian="normal" style:font-name-complex="Consolas" style:font-size-complex="10pt" style:font-style-complex="normal"/>
    </style:style>
    <style:style style:name="T24" style:family="text">
      <style:text-properties style:font-name="Tahoma" style:font-name-asian="Consolas" style:font-size-asian="10pt" style:font-name-complex="Consolas" style:font-size-complex="10pt"/>
    </style:style>
    <style:style style:name="T25" style:family="text">
      <style:text-properties style:font-name="Tahoma" fo:font-size="10pt" fo:language="en" fo:country="US"/>
    </style:style>
    <style:style style:name="T26" style:family="text">
      <style:text-properties style:font-name="Tahoma" fo:font-size="10pt" fo:language="en" fo:country="US" fo:font-style="italic" style:font-style-asian="italic" style:font-style-complex="italic"/>
    </style:style>
    <style:style style:name="T27" style:family="text">
      <style:text-properties style:font-name="Tahoma" fo:font-size="10pt" fo:language="en" fo:country="US" fo:font-style="italic" fo:background-color="transparent" style:font-style-asian="italic" style:font-style-complex="italic"/>
    </style:style>
    <style:style style:name="T28" style:family="text">
      <style:text-properties style:font-name="Tahoma" fo:font-size="10pt" fo:language="en" fo:country="US" fo:font-style="normal" style:font-style-asian="normal" style:font-style-complex="normal"/>
    </style:style>
    <style:style style:name="T29" style:family="text">
      <style:text-properties style:font-name="Tahoma" fo:font-size="10pt" fo:language="en" fo:country="US" fo:font-style="normal" fo:background-color="transparent" style:font-style-asian="normal" style:font-style-complex="normal"/>
    </style:style>
    <style:style style:name="T30" style:family="text">
      <style:text-properties style:font-name="Tahoma" fo:font-size="10pt" fo:language="zxx" fo:country="none" style:font-name-asian="Courier New" style:font-size-asian="10pt" style:font-name-complex="Courier New" style:font-size-complex="10pt"/>
    </style:style>
    <style:style style:name="T31"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32" style:family="text">
      <style:text-properties style:font-name="Arial Narrow"/>
    </style:style>
    <style:style style:name="T33" style:family="text">
      <style:text-properties style:font-name="Arial Narrow" fo:language="en" fo:country="US"/>
    </style:style>
    <style:style style:name="T34" style:family="text">
      <style:text-properties style:font-name="Arial Narrow" fo:font-style="normal" style:font-style-asian="normal" style:font-style-complex="normal"/>
    </style:style>
    <style:style style:name="T35" style:family="text">
      <style:text-properties style:font-name="Wingdings" fo:font-size="16pt" fo:language="en" fo:country="US" fo:background-color="#999966" style:font-size-asian="16pt" style:font-size-complex="16pt"/>
    </style:style>
    <style:style style:name="T36" style:family="text">
      <style:text-properties style:font-name="Tahoma4" fo:language="en" fo:country="US"/>
    </style:style>
    <style:style style:name="T37" style:family="text">
      <style:text-properties style:font-name="Tahoma4" fo:language="en" fo:country="US" style:font-size-asian="10pt" style:font-size-complex="10pt"/>
    </style:style>
    <style:style style:name="T38" style:family="text">
      <style:text-properties style:font-name="Courier New3" fo:language="en" fo:country="US"/>
    </style:style>
    <style:style style:name="T39" style:family="text">
      <style:text-properties fo:font-style="normal" style:font-style-asian="normal" style:font-style-complex="normal"/>
    </style:style>
    <style:style style:name="T40"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41" style:family="text">
      <style:text-properties style:text-position="super 58%" style:font-name="Tahoma" fo:font-size="10pt" fo:language="en" fo:country="US"/>
    </style:style>
    <style:style style:name="T42" style:family="text">
      <style:text-properties style:text-position="super 58%" style:font-name="Tahoma2" fo:font-size="10pt" fo:language="en" fo:country="US" fo:font-style="normal" style:font-style-asian="normal" style:font-style-complex="normal"/>
    </style:style>
    <style:style style:name="T43" style:family="text">
      <style:text-properties fo:color="#000000" style:font-name="Tahoma" fo:font-size="10pt" style:text-underline-style="none" style:font-name-asian="Consolas" style:font-size-asian="10pt" style:font-name-complex="Consolas" style:font-size-complex="10pt"/>
    </style:style>
    <style:style style:name="T44" style:family="text">
      <style:text-properties fo:color="#000000" style:font-name="Courier New" fo:font-size="10pt" style:text-underline-style="none" style:font-name-asian="Consolas" style:font-size-asian="10pt" style:font-name-complex="Consolas" style:font-size-complex="10pt"/>
    </style:style>
    <style:style style:name="T45" style:family="text">
      <style:text-properties fo:color="#000000" style:font-name="Courier New" fo:font-size="10pt" style:font-name-asian="Consolas" style:font-size-asian="10pt" style:font-name-complex="Consolas" style:font-size-complex="10pt"/>
    </style:style>
    <style:style style:name="T46" style:family="text">
      <style:text-properties style:text-underline-style="none"/>
    </style:style>
    <style:style style:name="T47" style:family="text">
      <style:text-properties fo:font-size="10pt" style:font-size-asian="10pt" style:font-size-complex="10pt"/>
    </style:style>
    <style:style style:name="T48" style:family="text">
      <style:text-properties fo:font-size="10pt" fo:font-style="italic" style:font-size-asian="10pt" style:font-style-asian="italic" style:font-size-complex="10pt" style:font-style-complex="italic"/>
    </style:style>
    <style:style style:name="T49" style:family="text">
      <style:text-properties fo:color="#800000"/>
    </style:style>
    <style:style style:name="T50" style:family="text">
      <style:text-properties fo:font-weight="bold" style:font-weight-asian="bold" style:font-weight-complex="bold"/>
    </style:style>
    <style:style style:name="T51" style:family="text">
      <style:text-properties fo:color="#7e0021"/>
    </style:style>
    <style:style style:name="T52" style:family="text">
      <style:text-properties fo:color="#004586"/>
    </style:style>
    <style:style style:name="T53" style:family="text">
      <style:text-properties style:use-window-font-color="true" style:font-name="Courier New"/>
    </style:style>
    <style:style style:name="T54" style:family="text">
      <style:text-properties style:use-window-font-color="true" style:font-name="Courier New" fo:font-weight="normal" style:font-weight-asian="normal" style:font-weight-complex="normal"/>
    </style:style>
    <style:style style:name="T55" style:family="text">
      <style:text-properties style:use-window-font-color="true" style:font-name="Tahoma" fo:font-weight="normal" style:font-weight-asian="normal" style:font-weight-complex="normal"/>
    </style:style>
    <style:style style:name="T56" style:family="text">
      <style:text-properties style:font-name="Chiller" fo:font-size="11pt" style:font-size-asian="11pt" style:font-size-complex="11pt"/>
    </style:style>
    <style:style style:name="T57" style:family="text">
      <style:text-properties style:font-name="Wingdings 3"/>
    </style:style>
    <style:style style:name="T58" style:family="text">
      <style:text-properties style:font-name="Wingdings 3" fo:language="en" fo:country="US"/>
    </style:style>
    <style:style style:name="T59" style:family="text">
      <style:text-properties style:font-name="Symbo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29">Version</text:p>
      <text:p text:style-name="P39">1.0.0</text:p>
      <text:p text:style-name="P28">“Equinox”</text:p>
      <text:p text:style-name="P28"/>
      <text:p text:style-name="P28"/>
      <text:p text:style-name="P28"/>
      <text:p text:style-name="P28"/>
      <text:p text:style-name="P28"/>
      <text:p text:style-name="P29">Author</text:p>
      <text:p text:style-name="P28">Laurent Popieul</text:p>
      <text:p text:style-name="P13">lochrann@rocketmail.com</text:p>
      <text:p text:style-name="P28"/>
      <text:p text:style-name="P28"><draw:frame draw:style-name="fr1" draw:name="images1" text:anchor-type="paragraph" svg:x="5.498cm" svg:y="0cm" svg:width="7.327cm" svg:height="5.205cm" draw:z-index="10"><draw:image xlink:href="Pictures/20000007000039C700002B845E903006.svm" xlink:type="simple" xlink:show="embed" xlink:actuate="onLoad"/></draw:frame></text:p>
      <text:p text:style-name="P28"/>
      <text:p text:style-name="P7"/>
      <text:p text:style-name="P6">Last update : <text:span text:style-name="T1"><text:date style:data-style-name="N79" text:date-value="2014-04-04T19:45:55.34">Friday, April 4,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8">Contents</text:p>
          </text:index-title>
          <text:p text:style-name="P49">1 - Background<text:tab/><text:a xlink:type="simple" xlink:href="#__RefHeading__261_339130988" text:style-name="Internet_20_link" text:visited-style-name="Internet_20_link">3</text:a></text:p>
          <text:p text:style-name="P49">2 - Public<text:tab/><text:a xlink:type="simple" xlink:href="#__RefHeading__1119_1518095138" text:style-name="Internet_20_link" text:visited-style-name="Internet_20_link">3</text:a></text:p>
          <text:p text:style-name="P49">3 - XML2CSV Generic Converter<text:tab/><text:a xlink:type="simple" xlink:href="#__RefHeading__1121_1518095138" text:style-name="Internet_20_link" text:visited-style-name="Internet_20_link">3</text:a></text:p>
          <text:p text:style-name="P50">3.1 - XML2CSV: who cares?<text:tab/><text:a xlink:type="simple" xlink:href="#__RefHeading__265_339130988" text:style-name="Internet_20_link" text:visited-style-name="Internet_20_link">3</text:a></text:p>
          <text:p text:style-name="P50">3.2 - XML2CSV: how to?<text:tab/><text:a xlink:type="simple" xlink:href="#__RefHeading__414_1823042088" text:style-name="Internet_20_link" text:visited-style-name="Internet_20_link">4</text:a></text:p>
          <text:p text:style-name="P50">3.3 - XML2CSV: what for?<text:tab/><text:a xlink:type="simple" xlink:href="#__RefHeading__1672_1677502106" text:style-name="Internet_20_link" text:visited-style-name="Internet_20_link">5</text:a></text:p>
          <text:p text:style-name="P51">3.3.1 - A few definitions, to settle things<text:tab/><text:a xlink:type="simple" xlink:href="#__RefHeading__1674_1677502106" text:style-name="Internet_20_link" text:visited-style-name="Internet_20_link">5</text:a></text:p>
          <text:p text:style-name="P51">3.3.2 - What does XML to CSV conversion exactly do?<text:tab/><text:a xlink:type="simple" xlink:href="#__RefHeading__1676_1677502106" text:style-name="Internet_20_link" text:visited-style-name="Internet_20_link">5</text:a></text:p>
          <text:p text:style-name="P51">3.3.3 - Optimization levels<text:tab/><text:a xlink:type="simple" xlink:href="#__RefHeading__2017_166557436" text:style-name="Internet_20_link" text:visited-style-name="Internet_20_link">6</text:a></text:p>
          <text:p text:style-name="P52">3.3.3.1 - Raw level<text:tab/><text:a xlink:type="simple" xlink:href="#__RefHeading__2019_166557436" text:style-name="Internet_20_link" text:visited-style-name="Internet_20_link">6</text:a></text:p>
          <text:p text:style-name="P52">3.3.3.2 - Standard optimization<text:tab/><text:a xlink:type="simple" xlink:href="#__RefHeading__2021_166557436" text:style-name="Internet_20_link" text:visited-style-name="Internet_20_link">6</text:a></text:p>
          <text:p text:style-name="P52">3.3.3.3 - Extensive optimization – variant 1<text:tab/><text:a xlink:type="simple" xlink:href="#__RefHeading__2023_166557436" text:style-name="Internet_20_link" text:visited-style-name="Internet_20_link">7</text:a></text:p>
          <text:p text:style-name="P52">3.3.3.4 - Extensive optimization – variant 2<text:tab/><text:a xlink:type="simple" xlink:href="#__RefHeading__2025_166557436" text:style-name="Internet_20_link" text:visited-style-name="Internet_20_link">8</text:a></text:p>
          <text:p text:style-name="P51">3.3.4 - Filter files<text:tab/><text:a xlink:type="simple" xlink:href="#__RefHeading__970_1518095138" text:style-name="Internet_20_link" text:visited-style-name="Internet_20_link">8</text:a></text:p>
          <text:p text:style-name="P52">3.3.4.1 - Positive filter file<text:tab/><text:a xlink:type="simple" xlink:href="#__RefHeading__1020_1347478034" text:style-name="Internet_20_link" text:visited-style-name="Internet_20_link">8</text:a></text:p>
          <text:p text:style-name="P52">3.3.4.2 - Negative filter file<text:tab/><text:a xlink:type="simple" xlink:href="#__RefHeading__1022_1347478034" text:style-name="Internet_20_link" text:visited-style-name="Internet_20_link">9</text:a></text:p>
          <text:p text:style-name="P51">3.3.5 - Structure analysis and XML processing<text:tab/><text:a xlink:type="simple" xlink:href="#__RefHeading__972_1518095138" text:style-name="Internet_20_link" text:visited-style-name="Internet_20_link">10</text:a></text:p>
          <text:p text:style-name="P52">3.3.5.1 - Principle<text:tab/><text:a xlink:type="simple" xlink:href="#__RefHeading__2100_1574950171" text:style-name="Internet_20_link" text:visited-style-name="Internet_20_link">10</text:a></text:p>
          <text:p text:style-name="P52">3.3.5.2 - XML template file<text:tab/><text:a xlink:type="simple" xlink:href="#__RefHeading__974_1518095138" text:style-name="Internet_20_link" text:visited-style-name="Internet_20_link">10</text:a></text:p>
          <text:p text:style-name="P50">3.4 - XML2CSV: what next?<text:tab/><text:a xlink:type="simple" xlink:href="#__RefHeading__2971_292658103" text:style-name="Internet_20_link" text:visited-style-name="Internet_20_link">11</text:a></text:p>
          <text:p text:style-name="P49">4 - XML2CSV-Console-Command<text:tab/><text:a xlink:type="simple" xlink:href="#__RefHeading__273_339130988" text:style-name="Internet_20_link" text:visited-style-name="Internet_20_link">11</text:a></text:p>
          <text:p text:style-name="P50">4.1 - Parameter list<text:tab/><text:a xlink:type="simple" xlink:href="#__RefHeading__966_1518095138" text:style-name="Internet_20_link" text:visited-style-name="Internet_20_link">11</text:a></text:p>
          <text:p text:style-name="P50">4.2 - Return codes<text:tab/><text:a xlink:type="simple" xlink:href="#__RefHeading__968_1518095138" text:style-name="Internet_20_link" text:visited-style-name="Internet_20_link">14</text:a></text:p>
          <text:p text:style-name="P49">5 - XML2CSV-Generic-Generator<text:tab/><text:a xlink:type="simple" xlink:href="#__RefHeading__368_1823042088" text:style-name="Internet_20_link" text:visited-style-name="Internet_20_link">14</text:a></text:p>
          <text:p text:style-name="P50">5.1 - XML2CSVGenericGenerator constructors<text:tab/><text:a xlink:type="simple" xlink:href="#__RefHeading__2317_988777254" text:style-name="Internet_20_link" text:visited-style-name="Internet_20_link">15</text:a></text:p>
          <text:p text:style-name="P51">5.1.1 - File oriented constructors<text:tab/><text:a xlink:type="simple" xlink:href="#__RefHeading__2507_381798958" text:style-name="Internet_20_link" text:visited-style-name="Internet_20_link">15</text:a></text:p>
          <text:p text:style-name="P51">5.1.2 - OutputStream oriented constructors<text:tab/><text:a xlink:type="simple" xlink:href="#__RefHeading__3577_381798958" text:style-name="Internet_20_link" text:visited-style-name="Internet_20_link">16</text:a></text:p>
          <text:p text:style-name="P50">5.2 - XML2CSVGenericGenerator generation methods<text:tab/><text:a xlink:type="simple" xlink:href="#__RefHeading__2319_988777254" text:style-name="Internet_20_link" text:visited-style-name="Internet_20_link">16</text:a></text:p>
          <text:p text:style-name="P50">5.3 - Other XML2CSVGenericGenerator methods<text:tab/><text:a xlink:type="simple" xlink:href="#__RefHeading__2752_381798958" text:style-name="Internet_20_link" text:visited-style-name="Internet_20_link">17</text:a></text:p>
          <text:p text:style-name="P51">5.3.1 - Method setOutputStream<text:tab/><text:a xlink:type="simple" xlink:href="#__RefHeading__3026_381798958" text:style-name="Internet_20_link" text:visited-style-name="Internet_20_link">17</text:a></text:p>
          <text:p text:style-name="P51">5.3.2 - Method setOutputFile<text:tab/><text:a xlink:type="simple" xlink:href="#__RefHeading__3579_381798958" text:style-name="Internet_20_link" text:visited-style-name="Internet_20_link">17</text:a></text:p>
          <text:p text:style-name="P51">5.3.3 - Method setOutputDir<text:tab/><text:a xlink:type="simple" xlink:href="#__RefHeading__3581_381798958" text:style-name="Internet_20_link" text:visited-style-name="Internet_20_link">17</text:a></text:p>
          <text:p text:style-name="P51">5.3.4 - Method setFieldSeparator<text:tab/><text:a xlink:type="simple" xlink:href="#__RefHeading__3583_381798958" text:style-name="Internet_20_link" text:visited-style-name="Internet_20_link">18</text:a></text:p>
          <text:p text:style-name="P51">5.3.5 - Method setEncoding<text:tab/><text:a xlink:type="simple" xlink:href="#__RefHeading__3585_381798958" text:style-name="Internet_20_link" text:visited-style-name="Internet_20_link">18</text:a></text:p>
          <text:p text:style-name="P51">5.3.6 - Method setOptimization<text:tab/><text:a xlink:type="simple" xlink:href="#__RefHeading__3587_381798958" text:style-name="Internet_20_link" text:visited-style-name="Internet_20_link">18</text:a></text:p>
          <text:p text:style-name="P51">5.3.7 - Method setCutoff<text:tab/><text:a xlink:type="simple" xlink:href="#__RefHeading__3591_381798958" text:style-name="Internet_20_link" text:visited-style-name="Internet_20_link">18</text:a></text:p>
          <text:p text:style-name="P50">5.4 - LoggingFacade abstract class<text:tab/><text:a xlink:type="simple" xlink:href="#__RefHeading__2395_381798958" text:style-name="Internet_20_link" text:visited-style-name="Internet_20_link">18</text:a></text:p>
        </text:index-body>
      </text:table-of-content>
      <text:h text:style-name="P43" text:outline-level="1"><text:bookmark-start text:name="__RefHeading__261_339130988"/><text:bookmark-start text:name="__RefNumPara__470_1801703435"/><text:soft-page-break/>Background<text:bookmark-end text:name="__RefHeading__261_339130988"/><text:bookmark-end text:name="__RefNumPara__470_180170343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6">Date</text:p>
          </table:table-cell>
          <table:table-cell table:style-name="Tableau1.A1" office:value-type="string">
            <text:p text:style-name="P16">Author</text:p>
          </table:table-cell>
          <table:table-cell table:style-name="Tableau1.A1" office:value-type="string">
            <text:p text:style-name="P16">Version</text:p>
          </table:table-cell>
          <table:table-cell table:style-name="Tableau1.D1" office:value-type="string">
            <text:p text:style-name="P16">Description</text:p>
          </table:table-cell>
        </table:table-row>
        <table:table-row>
          <table:table-cell table:style-name="Tableau1.A2" office:value-type="date" office:date-value="2014-03-21">
            <text:p text:style-name="P15">03/21/2014</text:p>
          </table:table-cell>
          <table:table-cell table:style-name="Tableau1.B2" office:value-type="string">
            <text:p text:style-name="P15">Laurent Popieul</text:p>
          </table:table-cell>
          <table:table-cell table:style-name="Tableau1.C2" office:value-type="float" office:value="36526">
            <text:p text:style-name="P22">1.0.0 (“Equinox”)</text:p>
          </table:table-cell>
          <table:table-cell table:style-name="Tableau1.D2" office:value-type="string">
            <text:p text:style-name="P15">From scratch.</text:p>
          </table:table-cell>
        </table:table-row>
        <table:table-row>
          <table:table-cell table:style-name="Tableau1.A2">
            <text:p text:style-name="P15"/>
          </table:table-cell>
          <table:table-cell table:style-name="Tableau1.B2" office:value-type="string">
            <text:p text:style-name="P15"/>
          </table:table-cell>
          <table:table-cell table:style-name="Tableau1.C2">
            <text:p text:style-name="P15"/>
          </table:table-cell>
          <table:table-cell table:style-name="Tableau1.D2" office:value-type="string">
            <text:p text:style-name="P15"/>
          </table:table-cell>
        </table:table-row>
      </table:table>
      <text:p text:style-name="P6"/>
      <text:p text:style-name="P6">Written with Open Office Writer <text:span text:style-name="T14">4.0.1</text:span> using Cédric Billard's documentation model available at <text:a xlink:type="simple" xlink:href="http://templates.openoffice.org/fr/template/documentation"><text:span text:style-name="T14">http://templates.openoffice.org/fr/template/documentation</text:span></text:a>.</text:p>
      <text:p text:style-name="P6"/>
      <text:h text:style-name="Spec_20_-_20_Titre_20_1" text:outline-level="1"><text:bookmark-start text:name="__RefHeading__1119_1518095138"/>Public<text:bookmark-end text:name="__RefHeading__1119_1518095138"/></text:h>
      <text:p text:style-name="Spec_20_-_20_Paragraphe_20_standard"><text:span text:style-name="T14">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ext:span text:style-name="T14">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38"/>
      <text:h text:style-name="P45" text:outline-level="2"><text:bookmark-start text:name="__RefHeading__265_339130988"/>XML2CSV: <text:span text:style-name="T10">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39">data</text:span> from XML files by hand and check them.</text:p>
      <text:p text:style-name="P6">For instance:</text:p>
      <text:list xml:id="list5275758948385895617" text:style-name="L1">
        <text:list-item>
          <text:p text:style-name="P53">because data were expected in the last XML files but can't be found anywhere in the IS, and though the IT keeps telling us everything is OK and no error occurred, someone has to check things out explicitly;</text:p>
        </text:list-item>
        <text:list-item>
          <text:p text:style-name="P53">because the program displayed funky figures and the calculation has to be double-checked by hand from the XML source.</text:p>
        </text:list-item>
      </text:list>
      <text:p text:style-name="P6">Small XML files are no problem at all, and average sized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7293237327028842011" text:style-name="L2">
        <text:list-item>
          <text:p text:style-name="P54">to have the file opened by a smart editor (such as Notepad++) and then filter/clean the data in order to discard everything but the meaningful tags (for instance with carefully devised <text:span text:style-name="T10">regular expressions</text:span>);</text:p>
        </text:list-item>
        <text:list-item>
          <text:p text:style-name="P54"><text:soft-page-break/>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57">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59">-</text:span> at least for my own needs <text:span text:style-name="T59">-</text:span> and decided to share it with other fellow XML consumers who might look for something alike.</text:p>
      <text:p text:style-name="P6"/>
      <text:h text:style-name="P45" text:outline-level="2"><text:bookmark-start text:name="__RefHeading__414_1823042088"/>XML2CSV: <text:span text:style-name="T10">how to?</text:span><text:bookmark-end text:name="__RefHeading__414_1823042088"/></text:h>
      <text:p text:style-name="P6"/>
      <text:p text:style-name="P6">The generic converter is packaged as an executable Java Jar file.</text:p>
      <text:p text:style-name="P6">The core Java class is named <text:span text:style-name="T13">XML2CSVGenericGenerator</text:span> and holds a <text:span text:style-name="T13">generate</text:span> method in charge with both XML <text:span text:style-name="T57">_</text:span> CSV conversion and CSV output file generation.</text:p>
      <text:p text:style-name="P6">A wrapping class named <text:span text:style-name="T13">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3">XML2CSVConsoleCommand</text:span> is run automatically.</text:p>
      <text:p text:style-name="P6">In other words, showing you how to run XML2CSV conversion goes back to show you how to execute a Java Jar with or without parameters. In our case, it amounts to:</text:p>
      <text:list xml:id="list867972047056469477" text:style-name="L3">
        <text:list-item>
          <text:p text:style-name="P55">copy <text:span text:style-name="T14">XML2CSVGenericConverter_V1.0.0.jar</text:span> to a local directory on your machine;</text:p>
        </text:list-item>
        <text:list-item>
          <text:p text:style-name="P55">open a console window with Java runtime resources available – 1.6 or higher (<text:note text:id="ftn1" text:note-class="footnote"><text:note-citation>1</text:note-citation><text:note-body><text:p text:style-name="P32">Type: <text:span text:style-name="T14">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55">go to the directory where you copied <text:span text:style-name="T14">XML2CSVGenericConverter_V1.0.0.jar</text:span>;</text:p>
        </text:list-item>
        <text:list-item>
          <text:p text:style-name="P55">type <text:span text:style-name="T14">java -jar XML2CSVGenericConverter_V1.0.0.jar</text:span><text:span text:style-name="T21"> and press “enter” to execute the JAR without parameter (you will get a WARNING/ERROR message telling you that parameter </text:span><text:span text:style-name="T14">-i</text:span><text:span text:style-name="T21"> (</text:span><text:span text:style-name="T21"><text:note text:id="ftn0" text:note-class="footnote"><text:note-citation>2</text:note-citation><text:note-body><text:p text:style-name="P32">The only mandatory parameter.</text:p></text:note-body></text:note></text:span><text:span text:style-name="T21">) is missing, and another one inviting you to rerun the program with option </text:span><text:span text:style-name="T14">–h</text:span><text:span text:style-name="T21"> in order to display the on-line help);</text:span></text:p>
        </text:list-item>
        <text:list-item>
          <text:p text:style-name="P55"><text:span text:style-name="T21">type </text:span><text:span text:style-name="T14">java -jar XML2CSVGenericConverter_V1.0.0.jar -h</text:span><text:span text:style-name="T21"> and press “enter” to execute the JAR with parameter </text:span><text:span text:style-name="T14">-h</text:span><text:span text:style-name="T21">, in order to display the on-line help;</text:span></text:p>
        </text:list-item>
        <text:list-item>
          <text:p text:style-name="P55"><text:span text:style-name="T21">type </text:span><text:span text:style-name="T14">java -jar XML2CSVGenericConverter_V1.0.0.jar </text:span><text:span text:style-name="T21">followed a list of parameters (complete list provided at § </text:span><text:span text:style-name="T21"><text:bookmark-ref text:reference-format="number-no-superior" text:ref-name="__RefNumPara__468_1801703435">4 - </text:bookmark-ref></text:span><text:span text:style-name="T21">) and press “enter” to execute the JAR with the options you chose.</text:span></text:p>
        </text:list-item>
      </text:list>
      <text:p text:style-name="P6">If you are a more advanced Java user then you might prefer to execute the main JAR main class yourself with the following command:</text:p>
      <text:p text:style-name="P33"><text:span text:style-name="T15">java utils.xml.xml2csv.XML2CSVConsoleCommand</text:span><text:span text:style-name="T8"> </text:span><text:span text:style-name="T33">{parameters}</text:span></text:p>
      <text:p text:style-name="P6"><text:soft-page-break/>where <text:span text:style-name="T32">{parameters}</text:span> represents your runtime parameters in sequence (see<text:span text:style-name="T21"> § </text:span><text:span text:style-name="T21"><text:bookmark-ref text:reference-format="number-no-superior" text:ref-name="__RefNumPara__468_1801703435">4 - </text:bookmark-ref></text:span>).</text:p>
      <text:p text:style-name="P6">Don't forget to add <text:span text:style-name="T14">XML2CSVGenericConverter_V1.0.0.jar</text:span> to your local Java <text:span text:style-name="T14">CLASSPATH</text:span> before.</text:p>
      <text:p text:style-name="P6"/>
      <text:h text:style-name="Spec_20_-_20_Titre_20_2" text:outline-level="2"><text:bookmark-start text:name="__RefHeading__1672_1677502106"/>XML2CSV: <text:span text:style-name="T10">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text:p>
      <text:p text:style-name="P6">In order to settle things, I will call in the rest of this document a tag containing plain data a <text:span text:style-name="T10">leaf</text:span> tag, and a tag containing other tags a <text:span text:style-name="T10">composite</text:span> tag, <text:span text:style-name="T10">parent</text:span> of the <text:span text:style-name="T10">children</text:span> tags enclosed in it.</text:p>
      <text:p text:style-name="P6">A <text:span text:style-name="T10">composite</text:span> tag can contain <text:span text:style-name="T10">composite</text:span> tags, <text:span text:style-name="T10">leaf</text:span> tags, or a mix.</text:p>
      <text:p text:style-name="P6"><text:span text:style-name="T10">Composite</text:span> and <text:span text:style-name="T10">leaf</text:span> tags can be <text:span text:style-name="T10">repeated</text:span> in a valid XML file, or remain <text:span text:style-name="T10">single</text:span>. A <text:span text:style-name="T10">repeated</text:span> tag will appear at least twice within the same <text:span text:style-name="T10">parent</text:span> tag.</text:p>
      <text:p text:style-name="P6">A tag which does not appear systematically at its position in a <text:span text:style-name="T10">repeated</text:span> <text:span text:style-name="T10">composite</text:span> tag is named an <text:span text:style-name="T10">optional</text:span> tag.</text:p>
      <text:p text:style-name="P6">In the sample xml file below <text:span text:style-name="T14">&lt;Row&gt;</text:span> is a <text:span text:style-name="T10">composite</text:span> <text:span text:style-name="T10">repeated</text:span> tag as well as the <text:span text:style-name="T14">&lt;Data&gt;</text:span> tag within a <text:span text:style-name="T14">&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4">&lt;Other&gt;</text:span> tag inside a <text:span text:style-name="T14">&lt;Row&gt;</text:span> is a <text:span text:style-name="T10">composite</text:span> tag too but it is not <text:span text:style-name="T10">repeated</text:span> in each <text:span text:style-name="T14">&lt;Row&gt;</text:span>.</text:p>
      <text:p text:style-name="P6">The <text:span text:style-name="T14">&lt;Data0&gt;</text:span>, <text:span text:style-name="T14">&lt;Amount&gt;</text:span> and <text:span text:style-name="T14">&lt;Data1&gt;</text:span> tags are <text:span text:style-name="T10">single leaf</text:span> tags inside the <text:span text:style-name="T10">composite</text:span> <text:span text:style-name="T14">&lt;Data&gt;</text:span> tag and the three of them are <text:span text:style-name="T10">optional</text:span> tags because they do not always exist in each <text:span text:style-name="T14">&lt;Data&gt;</text:span> tag (<text:note text:id="ftn2" text:note-class="footnote"><text:note-citation>3</text:note-citation><text:note-body><text:p text:style-name="P31">In fact, all leaf tags in the sample xml file are optional.</text:p></text:note-body></text:note>).</text:p>
      <text:p text:style-name="P6">The <text:span text:style-name="T14">&lt;Date&gt;</text:span> tag inside a <text:span text:style-name="T14">&lt;Row&gt;</text:span> is a <text:span text:style-name="T10">repeated optional leaf</text:span> tag.</text:p>
      <text:p text:style-name="P6"/>
      <text:h text:style-name="Spec_20_-_20_Titre_20_3" text:outline-level="3"><text:bookmark-start text:name="__RefHeading__1676_1677502106"/>What does XML <text:span text:style-name="T21">to</text:span> CSV conversion exactly do?<text:bookmark-end text:name="__RefHeading__1676_1677502106"/></text:h>
      <text:p text:style-name="P6"/>
      <text:p text:style-name="P6">The XML <text:span text:style-name="T57">_</text:span> CSV converter generates one column for each XML <text:span text:style-name="T10">leaf</text:span> tag.</text:p>
      <text:p text:style-name="Spec_20_-_20_Paragraphe_20_standard"><text:span text:style-name="T8">The content of each </text:span><text:span text:style-name="T9">leaf</text:span><text:span text:style-name="T8"> tag is put in a row in the corresponding column, one under the other if it is a </text:span><text:span text:style-name="T9">repeated</text:span><text:span text:style-name="T8"> </text:span><text:span text:style-name="T9">leaf</text:span><text:span text:style-name="T8"> tag.</text:span></text:p>
      <text:p text:style-name="Spec_20_-_20_Paragraphe_20_standard"><text:span text:style-name="T2">Data which are </text:span><text:span text:style-name="T3">directly</text:span><text:span text:style-name="T5"> or </text:span><text:span text:style-name="T3">indirectly related </text:span><text:span text:style-name="T2">might appear on the same line for a more compact representation, or left in separate rows.</text:span></text:p>
      <text:p text:style-name="P35">Here is my definition of <text:span text:style-name="T10">related</text:span> elements:</text:p>
      <text:list xml:id="list1080537393851726182" text:style-name="L4">
        <text:list-item>
          <text:p text:style-name="P64">if you consider one initial XML <text:span text:style-name="T10">single leaf</text:span> tag and if you follow its <text:span text:style-name="T10">parents</text:span> back to a certain level in the XML file then each <text:span text:style-name="T10">single leaf</text:span> tag which is also a <text:span text:style-name="T10">child</text:span> of one of those chained <text:span text:style-name="T10">parents</text:span> is <text:span text:style-name="T10">indirectly</text:span> <text:span text:style-name="T10">related</text:span> to the initial XML <text:span text:style-name="T10">leaf</text:span> tag, provided that all the <text:span text:style-name="T10">parents</text:span> of the chain be <text:span text:style-name="T10">single</text:span> too;</text:p>
        </text:list-item>
        <text:list-item>
          <text:p text:style-name="P64">if you consider one initial <text:span text:style-name="T10">single leaf</text:span> XML tag, all the other XML <text:span text:style-name="T10">single leaf</text:span> tags which have the same <text:span text:style-name="T10">parent</text:span> tag are <text:span text:style-name="T10">directly related</text:span> to that initial tag.</text:p>
        </text:list-item>
      </text:list>
      <text:p text:style-name="Spec_20_-_20_Paragraphe_20_standard"><text:span text:style-name="T25">If you look at the </text:span><text:span text:style-name="T18">&lt;Data0&gt;</text:span><text:span text:style-name="T25"> tag inside the </text:span><text:span text:style-name="T18">&lt;Data&gt;</text:span><text:span text:style-name="T25"> block of the 1</text:span><text:span text:style-name="T41">st</text:span><text:span text:style-name="T25"> </text:span><text:span text:style-name="T18">&lt;Row&gt;</text:span><text:span text:style-name="T25"> in the previous file </text:span><text:span text:style-name="T18">sample.xml</text:span><text:span text:style-name="T25"> </text:span><text:span text:style-name="T25">you will see that it is closely related to the </text:span><text:span text:style-name="T18">&lt;Amount&gt;</text:span><text:span text:style-name="T25"> and the </text:span><text:span text:style-name="T18">&lt;AddAmount&gt;</text:span><text:span text:style-name="T25"> elements of that 1</text:span><text:span text:style-name="T41">st</text:span><text:span text:style-name="T25"> </text:span><text:span text:style-name="T18">&lt;Row&gt;</text:span><text:span text:style-name="T25">, so </text:span><text:span text:style-name="T18">true</text:span><text:span text:style-name="T25">, </text:span><text:span text:style-name="T18">123</text:span><text:span text:style-name="T25"> and </text:span><text:span text:style-name="T18">12</text:span><text:span text:style-name="T25"> might appear on the same CSV output line.</text:span></text:p>
      <text:p text:style-name="Spec_20_-_20_Paragraphe_20_standard"><text:soft-page-break/><text:span text:style-name="T25">Once </text:span><text:span text:style-name="T26">related</text:span><text:span text:style-name="T25"> tags have been grouped on the same line they might be copied back in lines associated with their </text:span><text:span text:style-name="T26">half-brothers </text:span><text:span text:style-name="T25">(that is, </text:span><text:span text:style-name="T26">repeated leaf</text:span><text:span text:style-name="T25"> tags which have the same </text:span><text:span text:style-name="T26">parent</text:span><text:span text:style-name="T25"> as these </text:span><text:span text:style-name="T26">related</text:span><text:span text:style-name="T25"> tags) or even more remote </text:span><text:span text:style-name="T26">half-distant-nephews</text:span><text:span text:style-name="T25"> (</text:span><text:span text:style-name="T26">repeated leaf</text:span><text:span text:style-name="T25"> tags which have the </text:span><text:span text:style-name="T26">parent</text:span><text:span text:style-name="T25"> of these </text:span><text:span text:style-name="T26">related</text:span><text:span text:style-name="T25"> tags as </text:span><text:span text:style-name="T26">ancestor</text:span><text:span text:style-name="T25">).</text:span></text:p>
      <text:p text:style-name="Spec_20_-_20_Paragraphe_20_standard"><text:span text:style-name="T26">Directly related</text:span><text:span text:style-name="T25"> fields may also be safely copied back to their </text:span><text:span text:style-name="T26">distant-nephews</text:span><text:span text:style-name="T25"> (that is: </text:span><text:span text:style-name="T26">single leaf</text:span><text:span text:style-name="T25"> tags which have the </text:span><text:span text:style-name="T26">parent</text:span><text:span text:style-name="T25"> of these </text:span><text:span text:style-name="T26">related</text:span><text:span text:style-name="T25"> tags as </text:span><text:span text:style-name="T26">ancestor</text:span><text:span text:style-name="T25">).</text:span></text:p>
      <text:p text:style-name="Spec_20_-_20_Paragraphe_20_standard"><text:span text:style-name="T25">In the previous file </text:span><text:span text:style-name="T18">sample.xml</text:span><text:span text:style-name="T25">, </text:span><text:span text:style-name="T18">true</text:span><text:span text:style-name="T25">, </text:span><text:span text:style-name="T18">123</text:span><text:span text:style-name="T25"> and </text:span><text:span text:style-name="T18">12</text:span><text:span text:style-name="T25"> might be duplicated back on the lines displaying </text:span><text:span text:style-name="T18">ee1</text:span><text:span text:style-name="T25"> and </text:span><text:span text:style-name="T18">ee2</text:span><text:span text:style-name="T25">, and on the lines displaying </text:span><text:span text:style-name="T18">SD1a</text:span><text:span text:style-name="T25"> and </text:span><text:span text:style-name="T18">SD1a</text:span><text:span text:style-name="T25"> as well.</text:span></text:p>
      <text:p text:style-name="Spec_20_-_20_Paragraphe_20_standard"><text:span text:style-name="T25">The CSV output file could look like the </text:span><text:span text:style-name="T18">sampleOutput.csv</text:span><text:span text:style-name="T25"> file below, but it could be slightly different too, depending on your chosen packing/duplicating tactic.</text:span></text:p>
      <text:p text:style-name="P36"/>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actic, <text:span text:style-name="T10">repeated</text:span> tags are never <text:span text:style-name="T10">related</text:span> with one another and, as such, can never be mixed and must always appear on separate lines:</text:p>
      <text:list xml:id="list8916855057262510215" text:style-name="L5">
        <text:list-item>
          <text:p text:style-name="P56">one line under the other for the same <text:span text:style-name="T10">repeated</text:span> tag;</text:p>
        </text:list-item>
        <text:list-item>
          <text:p text:style-name="P56">in different line blocs for distinct <text:span text:style-name="T10">repeated</text:span> tags (no matter if they have the same <text:span text:style-name="T10">parent</text:span> or not).</text:p>
        </text:list-item>
      </text:list>
      <text:p text:style-name="P6"><text:span text:style-name="T14">XML2CSVGenericConverter</text:span> offers so far four different packing/duplicating strategies, one for each optimization flavor available at runtime. They are described in the next paragraphs.</text:p>
      <text:p text:style-name="P6"/>
      <text:h text:style-name="P47" text:outline-level="3"><text:bookmark-start text:name="__RefHeading__2017_166557436"/><text:bookmark-start text:name="__RefNumPara__1484_9500994"/>Optimization levels<text:bookmark-end text:name="__RefHeading__2017_166557436"/><text:bookmark-end text:name="__RefNumPara__1484_9500994"/></text:h>
      <text:p text:style-name="Spec_20_-_20_Paragraphe_20_standard"/>
      <text:h text:style-name="Spec_20_-_20_Titre_20_4" text:outline-level="4"><text:bookmark-start text:name="__RefHeading__2019_166557436"/><text:bookmark-start text:name="__RefNumPara__2190_1940779618"/>Raw level<text:bookmark-end text:name="__RefHeading__2019_166557436"/><text:bookmark-end text:name="__RefNumPara__2190_1940779618"/></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0">leaf</text:span> element is put alone on a new CSV line at its expected column index.</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0">repeated leaf</text:span> tag (say:<text:span text:style-name="T21"> </text:span><text:span text:style-name="T44">&lt;paininthe&gt;BACK&lt;/paininthe&gt;</text:span><text:span text:style-name="T43"> repeated </text:span><text:span text:style-name="T46">t</text:span>housands of time in a row and you'll get it).</text:p>
      <text:p text:style-name="Spec_20_-_20_Paragraphe_20_standard">The file below is the raw XML <text:span text:style-name="T58">_</text:span> CSV conversion of the previous <text:span text:style-name="T14">sample.xml</text:span> file generated by <text:span text:style-name="T15">XML2CSVGenericConverter</text:span>:</text:p>
      <text:p text:style-name="Spec_20_-_20_Paragraphe_20_standard"/>
      <text:p text:style-name="Spec_20_-_20_Paragraphe_20_standard"><draw:frame draw:style-name="fr4"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Heading__2021_166557436"/><text:bookmark-start text:name="__RefNumPara__2324_1940779618"/>Standard optimization<text:bookmark-end text:name="__RefHeading__2021_166557436"/><text:bookmark-end text:name="__RefNumPara__2324_1940779618"/></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3557184050317479104" text:style-name="L6">
        <text:list-item>
          <text:p text:style-name="P65">each XML element content appears once only in the output file(s);</text:p>
        </text:list-item>
        <text:list-item>
          <text:p text:style-name="P61"><text:soft-page-break/><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parameter (</text:span><text:span text:style-name="T19">-r</text:span><text:span text:style-name="T5"> or </text:span><text:span text:style-name="T19">-x</text:span><text:span text:style-name="T5">) is provided on the command line.</text:span></text:p>
      <text:p text:style-name="Spec_20_-_20_Paragraphe_20_standard">The file below is the standard XML <text:span text:style-name="T58">_</text:span> CSV conversion of the previous <text:span text:style-name="T14">sample.xml</text:span> file generated by <text:span text:style-name="T15">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0">parent</text:span> of <text:span text:style-name="T10">leaf</text:span> tags be read.</text:p>
      <text:p text:style-name="Spec_20_-_20_Paragraphe_20_standard"><text:span text:style-name="T5">This approach makes it possible to keep the buffer fairly small because it guarantees that, in practice, it won't contain more than one XML repeated block in memory (with the previous </text:span><text:span text:style-name="T19">sample.xml</text:span><text:span text:style-name="T28"> file: more than one</text:span><text:span text:style-name="T19"> &lt;Row&gt;</text:span><text:span text:style-name="T28"> block</text:span><text:span text:style-name="T5">).</text:span></text:p>
      <text:p text:style-name="P8">Each time a buffer reaches consistency, it is packed, then flushed to the CSV output, and buffering starts fresh anew.</text:p>
      <text:p text:style-name="P8">It works pretty well with real world XML files, big or small, but advanced users should be aware that some exotic XML flavors would still lead to memory overload, namely something like:</text:p>
      <text:list xml:id="list4813496899092740479" text:style-name="L7">
        <text:list-item>
          <text:p text:style-name="P62"><text:span text:style-name="T5">an XML file bearing a flock (say: tens of thousands) of different </text:span><text:span text:style-name="T3">leaf</text:span><text:span text:style-name="T5"> tags inside the same row;</text:span></text:p>
        </text:list-item>
        <text:list-item>
          <text:p text:style-name="P62"><text:span text:style-name="T5">an XML file bearing a heavily </text:span><text:span text:style-name="T3">repeated leaf</text:span><text:span text:style-name="T5"> tag (again, tens of thousands or more).</text:span></text:p>
        </text:list-item>
      </text:list>
      <text:p text:style-name="Spec_20_-_20_Paragraphe_20_standard"><text:span text:style-name="T5">Indeed, the buffer would grow accordingly to fit the data before the program actually gets a chance to flush it (waiting to reach consistency) at the risk of an </text:span><text:span text:style-name="T19">OutOfMemoryError</text:span><text:span text:style-name="T5"> (in the 1</text:span><text:span text:style-name="T42">st</text:span><text:span text:style-name="T5"> case: caused by a outrageous amount of buffer columns; in the 2</text:span><text:span text:style-name="T42">d</text:span><text:span text:style-name="T5"> case: caused this time by an outrageous amount of buffer lines).</text:span></text:p>
      <text:p text:style-name="P8">Fortunately, it is generally considered very bad practice (and I just can't imagine which dark purpose it could serve to compose such alien XML).</text:p>
      <text:p text:style-name="Spec_20_-_20_Paragraphe_20_standard"><text:span text:style-name="T5">However, should anybody have to deal with hostile extra galactic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2451253530140700108" text:style-name="L8">
        <text:list-item>
          <text:p text:style-name="P63">packing <text:span text:style-name="T3">directly related </text:span><text:span text:style-name="T5">fields on the same CSV line, at each level of the tag hierarchy, just like the previous optimization does;</text:span></text:p>
        </text:list-item>
        <text:list-item>
          <text:p text:style-name="P63"><text:span text:style-name="T5">at each level of the tag hierarchy, copying the previous </text:span><text:span text:style-name="T3">related</text:span><text:span text:style-name="T5"> fields back into lines associated with </text:span><text:span text:style-name="T26">half-brothers</text:span><text:span text:style-name="T5"> (CSV lines which are associated with the content of a </text:span><text:span text:style-name="T3">repeated leaf</text:span><text:span text:style-name="T5"> tag having the same </text:span><text:span text:style-name="T3">parent</text:span><text:span text:style-name="T5">) or </text:span><text:span text:style-name="T26">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item>
          <text:p text:style-name="P63"><text:span text:style-name="T5">replicating the </text:span><text:span text:style-name="T3">directly related </text:span><text:span text:style-name="T5">fields to their </text:span><text:span text:style-name="T27">distant-nephews</text:span><text:span text:style-name="T7"> </text:span><text:span text:style-name="T29">(CSV lines associated with the content of a </text:span><text:span text:style-name="T27">single leaf</text:span><text:span text:style-name="T29"> tags having the same </text:span><text:span text:style-name="T27">ancestor</text:span><text:span text:style-name="T29">).</text:span></text:p>
        </text:list-item>
      </text:list>
      <text:p text:style-name="Spec_20_-_20_Paragraphe_20_standard">In other words <text:span text:style-name="T25">extensive optimization - variant 1 - is a standard CSV optimization of </text:span><text:span text:style-name="T26">single leaf</text:span><text:span text:style-name="T25"> tags plus copy back into CSV lines representing </text:span><text:span text:style-name="T26">repeated leaf</text:span><text:span text:style-name="T25"> tags of the same XML level or deeper level in the same XML block, plus copy back into deeper </text:span><text:span text:style-name="T26">single leaf</text:span><text:span text:style-name="T25"> linked lines in the same XML block.</text:span></text:p>
      <text:p text:style-name="Spec_20_-_20_Paragraphe_20_standard">The file below is the extensive #1 XML <text:span text:style-name="T58">_</text:span> CSV conversion of the previous <text:span text:style-name="T14">sample.xml</text:span> file generated by <text:span text:style-name="T15">XML2CSVGenericConverter</text:span>:</text:p>
      <text:p text:style-name="Spec_20_-_20_Paragraphe_20_standard"><text:soft-page-break/></text:p>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Extensive optimization #1 may not produce the best XML <text:span text:style-name="T58">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in the next paragraph.</text:span></text:p>
      <text:p text:style-name="Spec_20_-_20_Paragraphe_20_standard"/>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39617611" text:continue-numbering="true" text:style-name="L8">
        <text:list-item>
          <text:p text:style-name="P63">packing <text:span text:style-name="T3">directly </text:span><text:span text:style-name="T5">or </text:span><text:span text:style-name="T3">indirectly related </text:span><text:span text:style-name="T5">fields on the same CSV line;</text:span></text:p>
        </text:list-item>
        <text:list-item>
          <text:p text:style-name="P63"><text:span text:style-name="T5">copying the previous </text:span><text:span text:style-name="T3">related</text:span><text:span text:style-name="T5"> fields back into lines associated with </text:span><text:span text:style-name="T26">half-brothers</text:span><text:span text:style-name="T5"> (CSV lines which are associated with the content of a </text:span><text:span text:style-name="T3">repeated leaf</text:span><text:span text:style-name="T5"> tag having the same </text:span><text:span text:style-name="T3">parent</text:span><text:span text:style-name="T5">) or </text:span><text:span text:style-name="T26">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
      <text:p text:style-name="Spec_20_-_20_Paragraphe_20_standard">The file below is the extensive #2 XML <text:span text:style-name="T58">_</text:span> CSV conversion of the previous <text:span text:style-name="T14">sample.xml</text:span> file generated by <text:span text:style-name="T15">XML2CSVGenericConverter</text:span>:</text:p>
      <text:p text:style-name="Spec_20_-_20_Paragraphe_20_standard"/>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58">_</text:span> CSV conversion does, which is not very surprising.</text:p>
      <text:p text:style-name="Spec_20_-_20_Paragraphe_20_standard">However, extensive #2 XML <text:span text:style-name="T58">_</text:span> CSV conversion might produce better results (that is: less CSV lines) than extensive #1 XML <text:span text:style-name="T58">_</text:span> CSV conversion with XML containing a lot of <text:span text:style-name="T10">single composite </text:span>tags and a lot of <text:span text:style-name="T10">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
      <text:h text:style-name="Spec_20_-_20_Titre_20_3" text:outline-level="3"><text:bookmark-start text:name="__RefHeading__970_1518095138"/><text:bookmark-start text:name="__RefNumPara__461_1518095138"/>Filter files<text:bookmark-end text:name="__RefHeading__970_1518095138"/><text:bookmark-end text:name="__RefNumPara__461_1518095138"/></text:h>
      <text:p text:style-name="Spec_20_-_20_Paragraphe_20_standard"/>
      <text:h text:style-name="Spec_20_-_20_Titre_20_4" text:outline-level="4"><text:bookmark-start text:name="__RefNumPara__1766_1257949929"/><text:bookmark-start text:name="__RefHeading__1020_1347478034"/>Positive filter file<text:bookmark-end text:name="__RefNumPara__1766_1257949929"/><text:bookmark-end text:name="__RefHeading__1020_1347478034"/></text:h>
      <text:p text:style-name="Spec_20_-_20_Paragraphe_20_standard"/>
      <text:p text:style-name="Spec_20_-_20_Paragraphe_20_standard">When left on its own, <text:span text:style-name="T15">XML2CSVGenericConverter</text:span> assumes that all XML <text:span text:style-name="T10">leaf</text:span> tags are interesting and should appear as columns in the CSV output, and behaves accordingly.</text:p>
      <text:p text:style-name="Spec_20_-_20_Paragraphe_20_standard">This said, the end user may select an explicit subset of XML <text:span text:style-name="T10">leaf</text:span> tags, gather them in an appropriate file listing the corresponding XML element Xpaths and rerun <text:span text:style-name="T15">XML2CSVGenericConverter </text:span>with option <text:span text:style-name="T14">-p</text:span><text:span text:style-name="T21"> to have the program extract those fields only (see § </text:span><text:span text:style-name="T21"><text:bookmark-ref text:reference-format="number-no-superior" text:ref-name="__RefNumPara__467_1518095138">4.1 - </text:bookmark-ref></text:span>).</text:p>
      <text:p text:style-name="Spec_20_-_20_Paragraphe_20_standard">This file, which I named a <text:span text:style-name="T10">positive filter file</text:span> for obvious reasons, is expected <text:span text:style-name="T14">UTF-8</text:span> encoded by the program.</text:p>
      <text:p text:style-name="Spec_20_-_20_Paragraphe_20_standard">It might contain comments, that is, lines beginning with two consecutive dashes (<text:span text:style-name="T14">--</text:span>), and might contain blank lines as well.</text:p>
      <text:p text:style-name="Spec_20_-_20_Paragraphe_20_standard"><text:soft-page-break/>Xpaths have to be listed one under the other (one per line).</text:p>
      <text:p text:style-name="Spec_20_-_20_Paragraphe_20_standard">Duplicates Xpaths are sorted out automatically.</text:p>
      <text:p text:style-name="Spec_20_-_20_Paragraphe_20_standard">Junk Xpaths which do not exist in the XML input (<text:note text:id="ftn3" text:note-class="footnote"><text:note-citation>4</text:note-citation><text:note-body><text:p text:style-name="P32">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filter file happen to be incorrect).</text:p>
      <text:p text:style-name="Spec_20_-_20_Paragraphe_20_standard">Xpaths of <text:span text:style-name="T10">composite</text:span> tags might be mixed with Xpaths of <text:span text:style-name="T10">leaf</text:span> tags, and the program will automatically replace a <text:span text:style-name="T10">composite</text:span> Xpath with all the <text:span text:style-name="T10">leaf</text:span> Xpaths it contains, eliminating duplicates.</text:p>
      <text:p text:style-name="Spec_20_-_20_Paragraphe_20_standard">For instance the positive filter file below, consistent with our initial <text:span text:style-name="T14">sample.xml</text:span> XML file, contains three <text:span text:style-name="T10">leaf</text:span> Xpaths (<text:span text:style-name="T20">Root.Row.Data.Data0</text:span><text:span text:style-name="T47">, </text:span><text:span text:style-name="T20">Root.Row.Data.Amount</text:span><text:span text:style-name="T47"> and </text:span><text:span text:style-name="T20">Root.Row.Date</text:span>) plus one <text:span text:style-name="T10">composi</text:span><text:span text:style-name="T48">te</text:span><text:span text:style-name="T47"> </text:span><text:span text:style-name="T20">Root.Row.Other</text:span><text:span text:style-name="T30"> Xpath that the program replaces automatically with the </text:span><text:span text:style-name="T31">leaf</text:span><text:span text:style-name="T30"> Xpaths it contains (namely </text:span><text:span text:style-name="T20">Root.Row.Other.Data.Data1</text:span><text:span text:style-name="T30"> and </text:span><text:span text:style-name="T20">Root.Row.Other.Data.Data2</text:span><text:span text:style-name="T30">).</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0">filter file</text:span> in a <text:span text:style-name="T10">positive filtering</text:span> context on <text:span text:style-name="T14">sample.xml</text:span> would extract the <text:span text:style-name="T20">Data.Data0</text:span>, <text:span text:style-name="T20">Data.Amount</text:span>, <text:span text:style-name="T20">Date</text:span>, <text:span text:style-name="T20">Other.Data.Data1</text:span> and <text:span text:style-name="T20">Other.Data.Data2</text:span><text:span text:style-name="T30"> tag values only and put them in a CSV output file.</text:span></text:p>
      <text:p text:style-name="Spec_20_-_20_Paragraphe_20_standard">The file below is the extensive #1 XML <text:span text:style-name="T58">_</text:span> CSV <text:span text:style-name="T10">positive</text:span> output generated by <text:span text:style-name="T15">XML2CSVGenericConverter</text:span> against <text:span text:style-name="T14">sample.xml</text:span> when plugged onto the previous <text:span text:style-name="T14">sampleFilterFile.txt</text:span> with option <text:span text:style-name="T14">-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pan text:style-name="T10">Filter files</text:span> do not allow attribute filtering (provided that you decided to have attributes extracted by adding <text:span text:style-name="T14">-a</text:span> on the command line) which means that Xpaths listed in a regular <text:span text:style-name="T10">positive </text:span>/<text:span text:style-name="T10">negative</text:span> <text:span text:style-name="T10">filter</text:span> <text:span text:style-name="T10">file</text:span> should represent XML elements only.</text:p>
      <text:p text:style-name="Spec_20_-_20_Paragraphe_20_standard">This said, when option <text:span text:style-name="T14">-a</text:span> is set, the program will automatically extract one element's attributes if the element is extracted, and discard them if the element is discarded.</text:p>
      <text:p text:style-name="Spec_20_-_20_Paragraphe_20_standard">You will recognize an element's attributes from the column header name in a CSV output file. Indeed, a <text:span text:style-name="T14">@</text:span> separation character replaces the dot between the attribute name and its enclosing element Xpath (for instance: <text:span text:style-name="T14">Root.Row.Data.Amount@Currency</text:span><text:span text:style-name="T21">, if </text:span><text:span text:style-name="T14">Currency</text:span><text:span text:style-name="T21"> is an attribute of the </text:span><text:span text:style-name="T14">Amount</text:span><text:span text:style-name="T21"> tag</text:span>). I chose to display attributes in columns placed after the one dedicated to their enclosing element, just like spreadsheets do.</text:p>
      <text:p text:style-name="Spec_20_-_20_Paragraphe_20_standard">To be honest I didn't want to enclose attribute support in version <text:span text:style-name="T14">1.0.0</text:span> but finally gave it better thoughts and shipped the product with minimal support (<text:note text:id="ftn4" text:note-class="footnote"><text:note-citation>5</text:note-citation><text:note-body><text:p text:style-name="P32">The effect of spring sunlight on a tired soul is just amazing.</text:p></text:note-body></text:note>).</text:p>
      <text:p text:style-name="Spec_20_-_20_Paragraphe_20_standard"/>
      <text:h text:style-name="Spec_20_-_20_Titre_20_4" text:outline-level="4"><text:bookmark-start text:name="__RefNumPara__1768_1257949929"/><text:bookmark-start text:name="__RefHeading__1022_1347478034"/>Negative filter file<text:bookmark-end text:name="__RefNumPara__1768_1257949929"/><text:bookmark-end text:name="__RefHeading__1022_1347478034"/></text:h>
      <text:p text:style-name="Spec_20_-_20_Paragraphe_20_standard"/>
      <text:p text:style-name="Spec_20_-_20_Paragraphe_20_standard"><text:span text:style-name="T10">Negative filtering</text:span> is just the reverse of <text:span text:style-name="T10">positive filtering</text:span> (see § <text:bookmark-ref text:reference-format="number-no-superior" text:ref-name="__RefNumPara__1766_1257949929">3.3.4.1 - </text:bookmark-ref>).</text:p>
      <text:p text:style-name="Spec_20_-_20_Paragraphe_20_standard">A <text:span text:style-name="T10">negative filter file</text:span> has the same structure as a <text:span text:style-name="T10">positive filter file</text:span> (<text:span text:style-name="T14">UTF-8</text:span> encoded, <text:span text:style-name="T10">composite</text:span> or <text:span text:style-name="T10">leaf</text:span> Xpaths in columns, and so on) but when fed with a <text:span text:style-name="T10">negative filter</text:span> with command line option <text:span text:style-name="T14">-n</text:span> (instead of <text:span text:style-name="T14">-p</text:span>) the program extracts all XML fields <text:span text:style-name="T39">but</text:span> those listed in the <text:span text:style-name="T10">negative filter file</text:span>.</text:p>
      <text:p text:style-name="Spec_20_-_20_Paragraphe_20_standard"><text:soft-page-break/>The file below is the extensive #1 XML <text:span text:style-name="T58">_</text:span> CSV <text:span text:style-name="T10">negative</text:span> output generated by <text:span text:style-name="T15">XML2CSVGenericConverter</text:span> out of <text:span text:style-name="T14">sample.xml</text:span> when plugged onto the previous <text:span text:style-name="T14">sampleFilterFile.txt</text:span> with option <text:span text:style-name="T14">-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text:p>
      <text:h text:style-name="Spec_20_-_20_Titre_20_3" text:outline-level="3"><text:bookmark-start text:name="__RefHeading__972_1518095138"/><text:bookmark-start text:name="__RefNumPara__465_1518095138"/>Structure analysis and XML processing<text:bookmark-end text:name="__RefHeading__972_1518095138"/><text:bookmark-end text:name="__RefNumPara__465_1518095138"/></text:h>
      <text:p text:style-name="Spec_20_-_20_Paragraphe_20_standard"/>
      <text:h text:style-name="Spec_20_-_20_Titre_20_4" text:outline-level="4"><text:bookmark-start text:name="__RefNumPara__2296_1257949929"/><text:bookmark-start text:name="__RefHeading__2100_1574950171"/>Principle<text:bookmark-end text:name="__RefNumPara__2296_1257949929"/><text:bookmark-end text:name="__RefHeading__2100_1574950171"/></text:h>
      <text:p text:style-name="Spec_20_-_20_Paragraphe_20_standard"/>
      <text:p text:style-name="Spec_20_-_20_Paragraphe_20_standard"><text:span text:style-name="T14">XML2CSVGenericConverter</text:span> can process one or several files in a row. Indeed, option <text:span text:style-name="T14">-i</text:span> might indifferently point to a single XML file, or to a directory (<text:note text:id="ftn5" text:note-class="footnote"><text:note-citation>6</text:note-citation><text:note-body><text:p text:style-name="P31">Absolute or Jar-relative path are welcomed.</text:p></text:note-body></text:note>) from which the program will process all XML files (<text:note text:id="ftn6" text:note-class="footnote"><text:note-citation>7</text:note-citation><text:note-body><text:p text:style-name="P32">That is, files with a <text:span text:style-name="T14">.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4">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fetch its data but to look at the tag hierarchy imbrication (figuring <text:span text:style-name="T10">composite</text:span> and <text:span text:style-name="T10">leaf</text:span> tags), the tag cardinalities (figuring <text:span text:style-name="T10">single</text:span> or <text:span text:style-name="T10">repeated</text:span> tags), and the data types as well (something which has no real purpose so far, but who knows what could come up with version <text:span text:style-name="T14">1.1.0</text:span><text:span text:style-name="T21">?..</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0">template file</text:span>.</text:p>
      <text:p text:style-name="Spec_20_-_20_Paragraphe_20_standard">The random default <text:span text:style-name="T10">template file</text:span> picking lottery described in the previous paragraph might be bypassed anytime using the <text:span text:style-name="T14">-t</text:span> command line option, which makes it possible to provide the name (without its path) of the particular XML input file which should be used as <text:span text:style-name="T10">template</text:span> among those listed with option <text:span text:style-name="T14">-i</text:span>.</text:p>
      <text:p text:style-name="Spec_20_-_20_Paragraphe_20_standard"><text:span text:style-name="T8">I added this option to let advanced users who have comparable files to process and who know that one particular XML input file is the most complete (I mean: with all its optional tags appearing at least once) help the program pick a winning lottery </text:span><text:span text:style-name="T9">template</text:span><text:span text:style-name="T8">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0">template file</text:span>: they are just plainly ignored.</text:p>
      <text:p text:style-name="P6">To illustrate this, imagine that you have two XML input files <text:span text:style-name="T14">myFirst.xml</text:span> and <text:span text:style-name="T14">mySecond.xml</text:span> in the same input directory, and one <text:span text:style-name="T10">optional single leaf</text:span> tag – say <text:span text:style-name="T14">Root.Row.Unexpected.Data.Tag</text:span> – appears in <text:span text:style-name="T14">mySecond.xml</text:span> but not in <text:span text:style-name="T14">myFirst.xml</text:span>. Imagine now that you run <text:span text:style-name="T14">XML2CSVGenericConverter</text:span>, and that the program chooses <text:span text:style-name="T14">myFirst.xml</text:span> as <text:span text:style-name="T10">template file</text:span><text:span text:style-name="T39">. As a result, </text:span><text:span text:style-name="T16">Root.Row.Unexpected.Data.Tag</text:span><text:span text:style-name="T39"> will be completely ignored by the program which won't even acknowledge it for an acceptable </text:span><text:span text:style-name="T10">positive</text:span><text:span text:style-name="T39"> or </text:span><text:span text:style-name="T10">negative</text:span><text:span text:style-name="T39"> </text:span><text:span text:style-name="T10">filter</text:span><text:span text:style-name="T39"> Xpath.</text:span></text:p>
      <text:p text:style-name="P6">Of course, running <text:span text:style-name="T14">XML2CSVGenericConverter</text:span> N individual times (one for each XML input file) is a good workaround because when a single XML input file is processed <text:span text:style-name="T10">template</text:span> and actual data are altogether the same. But it might become somewhat tedious when you have dozens of XML input files to process.</text:p>
      <text:p text:style-name="P6"><text:soft-page-break/>So, because I did not want to systematically parse all XML input files just to make sure I would not miss any overdue hidden <text:span text:style-name="T10">optional</text:span> tag (a sheer waste of time) I ended up with another option, <text:span text:style-name="T14">-t</text:span>, and this paragraph.</text:p>
      <text:p text:style-name="P6"/>
      <text:h text:style-name="P44" text:outline-level="2"><text:bookmark-start text:name="__RefHeading__2971_292658103"/>XML2CSV: <text:span text:style-name="T10">what next?</text:span><text:bookmark-end text:name="__RefHeading__2971_292658103"/></text:h>
      <text:p text:style-name="P6"/>
      <text:p text:style-name="P6">Raw and standard optimizations are the very least any decent XML <text:span text:style-name="T57">_</text:span> CSV conversion program might do, and just what most users will ask from it.</text:p>
      <text:p text:style-name="P6">As for the additional extensive #1 and #2 optimization flavors (respective codes: <text:span text:style-name="T14">XV1</text:span> and <text:span text:style-name="T14">XV2</text:span><text:span text:style-name="T21">, see § </text:span><text:span text:style-name="T21"><text:bookmark-ref text:reference-format="number-no-superior" text:ref-name="__RefHeading__966_1518095138">4.1 - </text:bookmark-ref></text:span>), they are just tryouts, in some way. To be honest, I'm still looking for the best conversion algorithm, simple and efficient in every respect, which would smoothly produce CSV files holding the fewest number of lines possible (<text:note text:id="ftn7" text:note-class="footnote"><text:note-citation>8</text:note-citation><text:note-body><text:p text:style-name="P32">“<text:span text:style-name="T56">Un truc qui dépouille tout le monde</text:span>”</text:p></text:note-body></text:note>). When I've found it I will come back with another version holding a definitive <text:span text:style-name="T14">XV3</text:span> optimization variant (but keeping <text:span text:style-name="T14">XV1</text:span> and <text:span text:style-name="T14">XV2</text:span><text:span text:style-name="T21">,</text:span> both for legacy and as a reminder of my hazardous wanderings).</text:p>
      <text:p text:style-name="P6">Until then, I'm afraid you'll have to do with <text:span text:style-name="T14">XV1</text:span> and <text:span text:style-name="T14">XV2</text:span> and their deficiencies (that I let you discover by yourself, for it wouldn't be fun otherwise).</text:p>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 I was just running out of GetOpt command line letters – that's all. Ho ho ho.</text:p>
      <text:p text:style-name="P6">Anyway: some options might happen to be helpful.</text:p>
      <text:p text:style-name="P6">Sometime.</text:p>
      <text:p text:style-name="P6"/>
      <text:h text:style-name="P43" text:outline-level="1"><text:bookmark-start text:name="__RefHeading__273_339130988"/><text:bookmark-start text:name="__RefNumPara__468_1801703435"/>XML2CSV-Console-Command<text:bookmark-end text:name="__RefHeading__273_339130988"/><text:bookmark-end text:name="__RefNumPara__468_1801703435"/></text:h>
      <text:p text:style-name="Spec_20_-_20_Paragraphe_20_standard"><text:span text:style-name="T14">XML2CSVConsoleCommand</text:span> is the main class of the executable Jar package and makes it possible for end users (I mean, humans) to interact with the underneath core &amp; versatile <text:span text:style-name="T14">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4">XML2CSVConsoleCommand</text:span> making it possible to tailor execution to your specific needs.</text:p>
      <text:p text:style-name="Spec_20_-_20_Paragraphe_20_standard">Invoking <text:span text:style-name="T14">XML2CSVConsoleCommand</text:span> with an unknown parameter, or a supported parameter but in an unsupported way will lead to hasty program termination to avoid unexpected behavior (<text:span text:style-name="T58">_ </text:span><text:span text:style-name="T10">graceful failure</text:span>).</text:p>
      <text:p text:style-name="Spec_20_-_20_Paragraphe_20_standard"/>
      <text:h text:style-name="Spec_20_-_20_Titre_20_2" text:outline-level="2"><text:bookmark-start text:name="__RefHeading__966_1518095138"/><text:bookmark-start text:name="__RefNumPara__467_1518095138"/>Parameter list<text:bookmark-end text:name="__RefHeading__966_1518095138"/><text:bookmark-end text:name="__RefNumPara__467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34">Parameter</text:p>
            </table:table-cell>
            <table:table-cell table:style-name="ParameterList.B1" office:value-type="string">
              <text:p text:style-name="P34">Description</text:p>
            </table:table-cell>
          </table:table-row>
        </table:table-header-rows>
        <table:table-row>
          <table:table-cell table:style-name="ParameterList.A2" office:value-type="string">
            <text:p text:style-name="P21">-h</text:p>
          </table:table-cell>
          <table:table-cell table:style-name="ParameterList.B2" office:value-type="string">
            <text:p text:style-name="P18"><text:span text:style-name="T10">Help.</text:span> This option displays the on-line help and then aborts the program immediately no matter what the other parameters might be.</text:p>
            <text:p text:style-name="P18">Optional.</text:p>
          </table:table-cell>
        </table:table-row>
        <table:table-row>
          <table:table-cell table:style-name="ParameterList.A2" office:value-type="string">
            <text:p text:style-name="P21">-m</text:p>
          </table:table-cell>
          <table:table-cell table:style-name="ParameterList.B2" office:value-type="string">
            <text:p text:style-name="P18"><text:span text:style-name="T10">Mute.</text:span> When this option is set nothing is displayed at runtime and the program's return code only might indicate success/failure. See § <text:bookmark-ref text:reference-format="number-all-superior" text:ref-name="__RefNumPara__458_1518095138">4.2 - </text:bookmark-ref>.</text:p>
            <text:p text:style-name="P18">Optional.</text:p>
            <text:p text:style-name="P18"/>
            <text:p text:style-name="P18"><text:span text:style-name="T35">P</text:span><text:span text:style-name="T37"> </text:span>Option <text:span text:style-name="T14">-m</text:span> should be placed at the head of the parameter list in order to be <text:soft-page-break/>fully effective.</text:p>
            <text:p text:style-name="P18"/>
            <text:p text:style-name="P20">Option <text:span text:style-name="T14">–m</text:span> overrides options <text:span text:style-name="T14">–v</text:span> and <text:span text:style-name="T14">–d</text:span>.</text:p>
          </table:table-cell>
        </table:table-row>
        <table:table-row>
          <table:table-cell table:style-name="ParameterList.A2" office:value-type="string">
            <text:p text:style-name="P21">-v</text:p>
          </table:table-cell>
          <table:table-cell table:style-name="ParameterList.B2" office:value-type="string">
            <text:p text:style-name="P18"><text:span text:style-name="T10">Verbose.</text:span> When this option is set extra progression messages are displayed.</text:p>
            <text:p text:style-name="P18">Optional.</text:p>
          </table:table-cell>
        </table:table-row>
        <table:table-row>
          <table:table-cell table:style-name="ParameterList.A2" office:value-type="string">
            <text:p text:style-name="P21">-d<text:span text:style-name="T32">{degree}</text:span></text:p>
          </table:table-cell>
          <table:table-cell table:style-name="ParameterList.B2" office:value-type="string">
            <text:p text:style-name="P18"><text:span text:style-name="T10">Debug.</text:span> When this option is set debug messages are displayed.</text:p>
            <text:p text:style-name="P18">Optional.</text:p>
            <text:p text:style-name="P18"/>
            <text:p text:style-name="P18">Option <text:span text:style-name="T14">-d</text:span> can be immediately followed (that is: without <text:span text:style-name="T39">any gap) </text:span>by an explicit degree value (<text:span text:style-name="T14">1</text:span>, <text:span text:style-name="T14">2</text:span>, or <text:span text:style-name="T14">3</text:span>) or provided alone (which transparently defaults to <text:span text:style-name="T14">1</text:span>); the higher the debug degree is, the more debug messages will be displayed at runtime.</text:p>
            <text:p text:style-name="P25"/>
            <text:p text:style-name="P37"><text:span text:style-name="T40">h</text:span><text:span text:style-name="T22"> </text:span><text:span text:style-name="T11">Warning</text:span><text:span text:style-name="T10">: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1">-a</text:p>
          </table:table-cell>
          <table:table-cell table:style-name="ParameterList.B2" office:value-type="string">
            <text:p text:style-name="P18"><text:span text:style-name="T10">Attributes.</text:span> Extracts element attributes as well.</text:p>
            <text:p text:style-name="P18">Optional.</text:p>
          </table:table-cell>
        </table:table-row>
        <table:table-row>
          <table:table-cell table:style-name="ParameterList.A2" office:value-type="string">
            <text:p text:style-name="P21">-r</text:p>
          </table:table-cell>
          <table:table-cell table:style-name="ParameterList.B2" office:value-type="string">
            <text:p text:style-name="P18"><text:span text:style-name="T10">Raw.</text:span> Optimization deactivation.</text:p>
            <text:p text:style-name="P18">Generates CSV output file(s) in which each extracted XML tag is placed alone in its own CSV line (see § <text:bookmark-ref text:reference-format="number-no-superior" text:ref-name="__RefHeading__2019_166557436">3.3.3.1 - </text:bookmark-ref>).</text:p>
            <text:p text:style-name="P18">Optional.</text:p>
            <text:p text:style-name="P18"/>
            <text:p text:style-name="P20">Options <text:span text:style-name="T14">–r</text:span> and <text:span text:style-name="T14">–x</text:span> are exclusive.</text:p>
          </table:table-cell>
        </table:table-row>
        <table:table-row>
          <table:table-cell table:style-name="ParameterList.A2" office:value-type="string">
            <text:p text:style-name="P21">-x<text:span text:style-name="T32">{variant}</text:span></text:p>
          </table:table-cell>
          <table:table-cell table:style-name="ParameterList.B2" office:value-type="string">
            <text:p text:style-name="P18"><text:span text:style-name="T10">Extensive.</text:span> Elaborate optimization level.</text:p>
            <text:p text:style-name="P18">Generates CSV output file(s) where related data are packed on the same line (see § <text:bookmark-ref text:reference-format="number-no-superior" text:ref-name="__RefNumPara__1484_9500994">3.3.3 - </text:bookmark-ref>) and eventually duplicated on repeated element's lines.</text:p>
            <text:p text:style-name="P18">Optional.</text:p>
            <text:p text:style-name="P18"/>
            <text:p text:style-name="P18">Option <text:span text:style-name="T14">-x</text:span> can be immediately followed (that is: without <text:span text:style-name="T39">any gap) </text:span>by an explicit optimization variant name (<text:span text:style-name="T14">XV1</text:span> or <text:span text:style-name="T14">XV2</text:span>) or provided alone (which transparently defaults to <text:span text:style-name="T14">XV2</text:span>).</text:p>
            <text:p text:style-name="P18"><text:span text:style-name="T14">XV1</text:span> is the command line name of extensive optimization – variant 1 (see § <text:bookmark-ref text:reference-format="number-no-superior" text:ref-name="__RefHeading__2023_166557436">3.3.3.3 - </text:bookmark-ref>).</text:p>
            <text:p text:style-name="P18"><text:span text:style-name="T14">XV2</text:span> is the command line name of extensive optimization – variant 2 (see § <text:bookmark-ref text:reference-format="number-no-superior" text:ref-name="__RefHeading__2025_166557436">3.3.3.4 - </text:bookmark-ref>).</text:p>
            <text:p text:style-name="P18"/>
            <text:p text:style-name="P20">Options <text:span text:style-name="T14">–x</text:span> and <text:span text:style-name="T14">–r</text:span> are exclusive.</text:p>
          </table:table-cell>
        </table:table-row>
        <table:table-row>
          <table:table-cell table:style-name="ParameterList.A2" office:value-type="string">
            <text:p text:style-name="P18"><text:span text:style-name="T14">-i </text:span><text:span text:style-name="T32">{input dir/file}</text:span></text:p>
          </table:table-cell>
          <table:table-cell table:style-name="ParameterList.B2" office:value-type="string">
            <text:p text:style-name="P23"><text:span text:style-name="T10">Input.</text:span> <text:span text:style-name="T8">Path to an XML file or path to a directory containing XML files to convert to CSV. </text:span><text:span text:style-name="T36">The path might be relative or absolute.</text:span></text:p>
            <text:p text:style-name="P27">A relative path is calculated against the local Jar directory.</text:p>
            <text:p text:style-name="P27"/>
            <text:p text:style-name="P23"><text:span text:style-name="T35">P</text:span><text:span text:style-name="T36"> A path containing blank characters has to be enclosed by double quotes (example: </text:span><text:span text:style-name="T38">-i "./xml files/myFile.xml"</text:span><text:span text:style-name="T36">).</text:span></text:p>
          </table:table-cell>
        </table:table-row>
        <table:table-row>
          <table:table-cell table:style-name="ParameterList.A2" office:value-type="string">
            <text:p text:style-name="P18"><text:span text:style-name="T14">-t </text:span><text:span text:style-name="T32">{template filename}</text:span></text:p>
          </table:table-cell>
          <table:table-cell table:style-name="ParameterList.B2" office:value-type="string">
            <text:p text:style-name="P18"><text:span text:style-name="T10">Template.</text:span> This option makes it possible to choose which of the input XML files (listed by the previous option <text:span text:style-name="T14">-i</text:span>) will serve for structure analysis (see § <text:bookmark-ref text:reference-format="number-no-superior" text:ref-name="__RefNumPara__465_1518095138">3.3.5 - </text:bookmark-ref>).</text:p>
            <text:p text:style-name="P18">A correct <text:span text:style-name="T10">template filename</text:span> consists of the file name only without its path.</text:p>
            <text:p text:style-name="P18">Optional.</text:p>
            <text:p text:style-name="P18"/>
            <text:p text:style-name="P20">The program picks up at random one of the input XML files when left on its own.</text:p>
          </table:table-cell>
        </table:table-row>
        <text:soft-page-break/>
        <table:table-row>
          <table:table-cell table:style-name="ParameterList.A2" office:value-type="string">
            <text:p text:style-name="P18"><text:span text:style-name="T14">-o </text:span><text:span text:style-name="T32">{output dir}</text:span></text:p>
          </table:table-cell>
          <table:table-cell table:style-name="ParameterList.B2" office:value-type="string">
            <text:p text:style-name="P18"><text:span text:style-name="T10">Output.</text:span> Path to an existing directory where CSV output file(s) will be generated.</text:p>
            <text:p text:style-name="P18">Optional.</text:p>
            <text:p text:style-name="P18"/>
            <text:p text:style-name="P20">The program uses the input directory when left on its own.</text:p>
          </table:table-cell>
        </table:table-row>
        <table:table-row>
          <table:table-cell table:style-name="ParameterList.A2" office:value-type="string">
            <text:p text:style-name="P21">-b<text:span text:style-name="T32">{blend filename}</text:span></text:p>
          </table:table-cell>
          <table:table-cell table:style-name="ParameterList.B2" office:value-type="string">
            <text:p text:style-name="P18"><text:span text:style-name="T10">Blend.</text:span> When this option is set the program generates a single CSV output file instead of generating as many CSV output files as XML input files (keeping names, changing extensions to CSV).</text:p>
            <text:p text:style-name="P18">Optional.</text:p>
            <text:p text:style-name="P18"/>
            <text:p text:style-name="P18">Option <text:span text:style-name="T14">-b</text:span> can either be provided alone or immediately followed (that is: without any gap) by a <text:span text:style-name="T10">blend filename</text:span>.</text:p>
            <text:p text:style-name="P18">In the former case the program will generate a single CSV output file named <text:span text:style-name="T14">output.csv</text:span> (the actual file location will depend on option <text:span text:style-name="T14">-o</text:span>) and in the latter case the single CSV output file will be named after the <text:span text:style-name="T10">blend filename</text:span>.</text:p>
          </table:table-cell>
        </table:table-row>
        <table:table-row>
          <table:table-cell table:style-name="ParameterList.A2" office:value-type="string">
            <text:p text:style-name="P18"><text:span text:style-name="T14">-e </text:span><text:span text:style-name="T32">{output encoding}</text:span></text:p>
          </table:table-cell>
          <table:table-cell table:style-name="ParameterList.B2" office:value-type="string">
            <text:p text:style-name="P18"><text:span text:style-name="T10">Encoding.</text:span> This option makes it possible to choose the character encoding of the CSV output file(s).</text:p>
            <text:p text:style-name="P18">Optional.</text:p>
            <text:p text:style-name="P18"/>
            <text:p text:style-name="P24">The program defaults to <text:span text:style-name="T14">UTF-8</text:span> when left on its own.</text:p>
          </table:table-cell>
        </table:table-row>
        <table:table-row>
          <table:table-cell table:style-name="ParameterList.A2" office:value-type="string">
            <text:p text:style-name="P18"><text:span text:style-name="T14">-s </text:span><text:span text:style-name="T32">{output separator}</text:span></text:p>
          </table:table-cell>
          <table:table-cell table:style-name="ParameterList.B2" office:value-type="string">
            <text:p text:style-name="P18"><text:span text:style-name="T10">Separator.</text:span> This option makes it possible to choose the field separator in the CSV output file(s).</text:p>
            <text:p text:style-name="P18">Optional.</text:p>
            <text:p text:style-name="P18"/>
            <text:p text:style-name="P20">The program defaults to the semicolon when left on its own.</text:p>
          </table:table-cell>
        </table:table-row>
        <table:table-row>
          <table:table-cell table:style-name="ParameterList.A2" office:value-type="string">
            <text:p text:style-name="P18"><text:span text:style-name="T14">-p </text:span><text:span text:style-name="T32">{+ filter file}</text:span></text:p>
          </table:table-cell>
          <table:table-cell table:style-name="ParameterList.B2" office:value-type="string">
            <text:p text:style-name="P18"><text:span text:style-name="T10">Positive filtering.</text:span> Path to an <text:span text:style-name="T14">UTF-8</text:span> encoded text file providing in column an explicit list of element Xpaths to extract from the XML files (while the rest will be discarded). See § <text:bookmark-ref text:reference-format="number-no-superior" text:ref-name="__RefNumPara__1766_1257949929">3.3.4.1 - </text:bookmark-ref>.</text:p>
            <text:p text:style-name="P18">Optional.</text:p>
            <text:p text:style-name="P18"/>
            <text:p text:style-name="P20">The program extracts all XML fields when left on its own.</text:p>
            <text:p text:style-name="P20">Options <text:span text:style-name="T14">–p</text:span> and <text:span text:style-name="T14">–n</text:span> are exclusives.</text:p>
          </table:table-cell>
        </table:table-row>
        <table:table-row>
          <table:table-cell table:style-name="ParameterList.A2" office:value-type="string">
            <text:p text:style-name="P18"><text:span text:style-name="T14">-n </text:span><text:span text:style-name="T32">{- filter file}</text:span></text:p>
          </table:table-cell>
          <table:table-cell table:style-name="ParameterList.B2" office:value-type="string">
            <text:p text:style-name="P18"><text:span text:style-name="T10">Negative filtering.</text:span> Path to an <text:span text:style-name="T14">UTF-8</text:span> encoded text file providing in column an explicit list of element Xpaths to discard from the XML files (while the rest will be extracted). See § <text:bookmark-ref text:reference-format="number-no-superior" text:ref-name="__RefNumPara__1768_1257949929">3.3.4.2 - </text:bookmark-ref>.</text:p>
            <text:p text:style-name="P18">Optional.</text:p>
            <text:p text:style-name="P18"/>
            <text:p text:style-name="P20">The program extracts all XML fields when left on its own.</text:p>
            <text:p text:style-name="P20">Options <text:span text:style-name="T14">–n</text:span> and <text:span text:style-name="T14">–p</text:span> are exclusives.</text:p>
          </table:table-cell>
        </table:table-row>
        <table:table-row>
          <table:table-cell table:style-name="ParameterList.A2" office:value-type="string">
            <text:p text:style-name="P18"><text:span text:style-name="T14">-l</text:span><text:span text:style-name="T32">{log4J config}</text:span></text:p>
          </table:table-cell>
          <table:table-cell table:style-name="ParameterList.B2" office:value-type="string">
            <text:p text:style-name="P18"><text:span text:style-name="T10">Logging.</text:span> This option activates Log4J logging.</text:p>
            <text:p text:style-name="P18">Optional.</text:p>
            <text:p text:style-name="P18"/>
            <text:p text:style-name="P18"><text:span text:style-name="T39">Option </text:span><text:span text:style-name="T16">-l</text:span><text:span text:style-name="T39"> might be immediately followed (that is: without any gap) by the path to a custom </text:span><text:span text:style-name="T16">UTF-8</text:span><text:span text:style-name="T39"> encoded Log4J file to use instead of the default built-in Log4J configuration file </text:span><text:span text:style-name="T16">xml2csvlog4j.properties</text:span><text:span text:style-name="T39">.</text:span></text:p>
            <text:p text:style-name="P17"><draw:frame draw:style-name="fr5"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4">-l</text:span> provided alone activates Log4J logging using the built-in <text:span text:style-name="T16">xml2csvlog4j.properties</text:span> configuration file which creates a log file named <text:span text:style-name="T14">XML2CSV-Generic-Converter.log</text:span> in the same directory as the Jar file.</text:p>
          </table:table-cell>
        </table:table-row>
        <text:soft-page-break/>
        <table:table-row>
          <table:table-cell table:style-name="ParameterList.A2" office:value-type="string">
            <text:p text:style-name="P18"><text:span text:style-name="T14">-c</text:span><text:span text:style-name="T32">{limit}</text:span></text:p>
          </table:table-cell>
          <table:table-cell table:style-name="ParameterList.B2" office:value-type="string">
            <text:p text:style-name="P26"><text:span text:style-name="T10">Cutoff</text:span>. This option activates cutoff limit, that is, a row<text:span text:style-name="T24"> count threshold for all CSV output files. When the threshold is active the program splits automatically output files if it is needed (additional CSV files are suffixed by </text:span><text:span text:style-name="T17">-2</text:span><text:span text:style-name="T24">, </text:span><text:span text:style-name="T17">-3</text:span><text:span text:style-name="T24">, … ).</text:span></text:p>
            <text:p text:style-name="P26">Optional.</text:p>
            <text:p text:style-name="P26"/>
            <text:p text:style-name="P26">Option <text:span text:style-name="T14">-c</text:span> might be immediately followed (that is: without <text:span text:style-name="T39">any gap) by an integer </text:span><text:span text:style-name="T39">to use instead of the default built-in </text:span><text:span text:style-name="T16">1024</text:span><text:span text:style-name="T39"> limit value.</text:span></text:p>
            <text:p text:style-name="P26"><text:span text:style-name="T39">The actual row count </text:span><text:span text:style-name="T23">threshold</text:span><text:span text:style-name="T39"> is </text:span><text:span text:style-name="T16">1024x</text:span><text:span text:style-name="T34">{limit}</text:span><text:span text:style-name="T39"> rows per CSV file (that is, with the </text:span><text:span text:style-name="T39">default limit, </text:span><text:span text:style-name="T16">1024x1024</text:span><text:span text:style-name="T39"> lines max for each CSV output file).</text:span></text:p>
          </table:table-cell>
        </table:table-row>
      </table:table>
      <text:p text:style-name="Spec_20_-_20_Paragraphe_20_standard"/>
      <text:h text:style-name="Spec_20_-_20_Titre_20_2" text:outline-level="2"><text:bookmark-start text:name="__RefHeading__968_1518095138"/><text:bookmark-start text:name="__RefNumPara__458_1518095138"/>Return codes<text:bookmark-end text:name="__RefHeading__968_1518095138"/><text:bookmark-end text:name="__RefNumPara__458_1518095138"/></text:h>
      <text:p text:style-name="Spec_20_-_20_Paragraphe_20_standard"/>
      <text:p text:style-name="Spec_20_-_20_Paragraphe_20_standard">You won't really care about the return codes listed below unless you decide to include an <text:span text:style-name="T15">XML2CSVGenericConverter</text:span> call in a command script (for instance: a bash Unix shell script) in connection with some kind of automated process.</text:p>
      <text:p text:style-name="Spec_20_-_20_Paragraphe_20_standard">It'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34">Return code</text:p>
            </table:table-cell>
            <table:table-cell table:style-name="Tableau2.B1" office:value-type="string">
              <text:p text:style-name="P34">Description</text:p>
            </table:table-cell>
          </table:table-row>
        </table:table-header-rows>
        <table:table-row>
          <table:table-cell table:style-name="Tableau2.A2" office:value-type="float" office:value="0">
            <text:p text:style-name="P21">0</text:p>
          </table:table-cell>
          <table:table-cell table:style-name="Tableau2.B2" office:value-type="string">
            <text:p text:style-name="P18"><text:span text:style-name="T10">OK.</text:span> Termination without error.</text:p>
          </table:table-cell>
        </table:table-row>
        <table:table-row>
          <table:table-cell table:style-name="Tableau2.A2" office:value-type="float" office:value="1">
            <text:p text:style-name="P21">1</text:p>
          </table:table-cell>
          <table:table-cell table:style-name="Tableau2.B2" office:value-type="string">
            <text:p text:style-name="P18"><text:span text:style-name="T10">Canceled, </text:span>for instance because the help was displayed or because there was no XML file to process.</text:p>
            <text:p text:style-name="P20">It is not an error but the program did not generate anything either.</text:p>
          </table:table-cell>
        </table:table-row>
        <table:table-row>
          <table:table-cell table:style-name="Tableau2.A2" office:value-type="float" office:value="2">
            <text:p text:style-name="P21">2</text:p>
          </table:table-cell>
          <table:table-cell table:style-name="Tableau2.B2" office:value-type="string">
            <text:p text:style-name="P18"><text:span text:style-name="T10">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1">3</text:p>
          </table:table-cell>
          <table:table-cell table:style-name="Tableau2.B2" office:value-type="string">
            <text:p text:style-name="P18"><text:span text:style-name="T10">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1">4</text:p>
          </table:table-cell>
          <table:table-cell table:style-name="Tableau2.B2" office:value-type="string">
            <text:p text:style-name="P19"><text:span text:style-name="T10">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1">5</text:p>
          </table:table-cell>
          <table:table-cell table:style-name="Tableau2.B2" office:value-type="string">
            <text:p text:style-name="P19"><text:span text:style-name="T10">Aborted,</text:span> because XML data extraction failed.</text:p>
          </table:table-cell>
        </table:table-row>
        <table:table-row>
          <table:table-cell table:style-name="Tableau2.A2" office:value-type="float" office:value="6">
            <text:p text:style-name="P21">6</text:p>
          </table:table-cell>
          <table:table-cell table:style-name="Tableau2.B2" office:value-type="string">
            <text:p text:style-name="P19"><text:span text:style-name="T10">Aborted,</text:span> because of an unexpected exception/problem.</text:p>
          </table:table-cell>
        </table:table-row>
      </table:table>
      <text:p text:style-name="Spec_20_-_20_Paragraphe_20_standard"/>
      <text:h text:style-name="P43" text:outline-level="1"><text:bookmark-start text:name="__RefHeading__368_1823042088"/>XML2CSV-Generic-Generator<text:bookmark-end text:name="__RefHeading__368_1823042088"/></text:h>
      <text:p text:style-name="P6"><text:span text:style-name="T14">XML2CSVGenericGenerator</text:span> is the core programmatic class one programmer would use in order to include an XML2CSV generic conversion in his/her program as an internal Java routine call.</text:p>
      <text:p text:style-name="P6">This paragraph will be pointless for end users who are just interested in command line execution.</text:p>
      <text:p text:style-name="P6">Programmers might find it interesting in conjunction with the Javadoc available in the <text:span text:style-name="T14">doc</text:span> directory packaged with the Jar.</text:p>
      <text:p text:style-name="P6">The enclosing <text:span text:style-name="T14">XML2CSVConsoleCommand</text:span> class shipped as the main class of the Jar package just:</text:p>
      <text:list xml:id="list165835938384436647" text:style-name="L9">
        <text:list-item>
          <text:p text:style-name="P57">reads a bunch of command line options thanks to an internal GetOpt call and then,</text:p>
        </text:list-item>
        <text:list-item>
          <text:p text:style-name="P57">controls them, and, if it happens that the parameters are correct,</text:p>
        </text:list-item>
        <text:list-item>
          <text:p text:style-name="P57">creates an appropriate <text:span text:style-name="T14">XML2CSVGenericGenerator</text:span><text:span text:style-name="T21"> class instance and, finally,</text:span></text:p>
        </text:list-item>
        <text:list-item>
          <text:p text:style-name="P57"><text:span text:style-name="T21">calls its </text:span><text:span text:style-name="T14">generate</text:span><text:span text:style-name="T21"> method once for each XML input file.</text:span></text:p>
        </text:list-item>
      </text:list>
      <text:p text:style-name="P6"><text:soft-page-break/><text:span text:style-name="T21">Appropriate logging behavior (that is: mute execution, regular logging or extra verbose/debug message display) is delegated to a </text:span><text:span text:style-name="T14">LoggingFacade</text:span><text:span text:style-name="T21"> abstract class which nests a few </text:span><text:span text:style-name="T14">public static</text:span><text:span text:style-name="T21"> variables in relation, making it possible to control runtime logging depth from outside the generator.</text:span></text:p>
      <text:p text:style-name="P6"/>
      <text:h text:style-name="Spec_20_-_20_Titre_20_2" text:outline-level="2"><text:bookmark-start text:name="__RefHeading__2317_988777254"/><text:span text:style-name="T14">XML2CSVGenericGenerator</text:span> constructors<text:bookmark-end text:name="__RefHeading__2317_988777254"/></text:h>
      <text:p text:style-name="P6"/>
      <text:h text:style-name="Spec_20_-_20_Titre_20_3" text:outline-level="3"><text:bookmark-start text:name="__RefHeading__2507_381798958"/><text:span text:style-name="T14">File</text:span> oriented constructors<text:bookmark-end text:name="__RefHeading__2507_381798958"/></text:h>
      <text:p text:style-name="P6"/>
      <text:p text:style-name="P6">There are two file-oriented <text:span text:style-name="T14">XML2CSVGenericGenerator</text:span> instance constructors:</text:p>
      <text:p text:style-name="P6"/>
      <text:p text:style-name="Spec_20_-_20_Code_20_source"><text:span text:style-name="Spec_20_-_20_Code_20_Source_20__28_Commentaire_29_"><text:span text:style-name="T8">// XML2CSV output file oriented constructor.</text:span></text:span></text:p>
      <text:p text:style-name="Spec_20_-_20_Code_20_source"><text:span text:style-name="T52">public</text:span> <text:span text:style-name="T50">XML2CSVGenericGenerator</text:span>(<text:span text:style-name="T52">java.io.File</text:span> <text:span text:style-name="T51">csvOutputFile</text:span>,</text:p>
      <text:p text:style-name="Spec_20_-_20_Code_20_source"><text:tab/><text:tab/><text:tab/><text:tab/><text:span text:style-name="T52">java.io.File</text:span> <text:span text:style-name="T51">csvOutputDir</text:span>) <text:span text:style-name="T52">throws</text:span> XML2CSVException</text:p>
      <text:p text:style-name="P30"/>
      <text:p text:style-name="P6">This is a convenience constructor,<text:span text:style-name="T55"> equivalent to an </text:span><text:span text:style-name="T54">XML2CSVGenericGenerator(csvOutputFile, csvOutputDir, null, null, null, -1)</text:span><text:span text:style-name="T55"> call.</text:span></text:p>
      <text:p text:style-name="P6"/>
      <text:p text:style-name="Spec_20_-_20_Code_20_source"><text:span text:style-name="Spec_20_-_20_Code_20_Source_20__28_Commentaire_29_"><text:span text:style-name="T8">// XML2CSV output file oriented constructor.</text:span></text:span></text:p>
      <text:p text:style-name="Spec_20_-_20_Code_20_source"><text:span text:style-name="T52">public</text:span> <text:span text:style-name="T50">XML2CSVGenericGenerator</text:span>(<text:span text:style-name="T52">java.io.File</text:span> <text:span text:style-name="T51">csvOutputFile</text:span>,</text:p>
      <text:p text:style-name="Spec_20_-_20_Code_20_source"><text:tab/><text:tab/><text:tab/><text:tab/><text:span text:style-name="T52">java.io.File</text:span> <text:span text:style-name="T51">csvOutputDir</text:span>,</text:p>
      <text:p text:style-name="Spec_20_-_20_Code_20_source"><text:tab/><text:tab/><text:tab/><text:tab/><text:span text:style-name="T52">java.lang.String</text:span> <text:span text:style-name="T51">csvFieldSeparator</text:span>,</text:p>
      <text:p text:style-name="Spec_20_-_20_Code_20_source"><text:tab/><text:tab/><text:tab/><text:tab/><text:span text:style-name="T52">java.nio.charset.Charset</text:span> <text:span text:style-name="T51">encoding</text:span>,</text:p>
      <text:p text:style-name="Spec_20_-_20_Code_20_source"><text:tab/><text:tab/><text:tab/><text:tab/><text:span text:style-name="T52">XML2CSVOptimization</text:span> <text:span text:style-name="T51">level</text:span>,</text:p>
      <text:p text:style-name="Spec_20_-_20_Code_20_source"><text:tab/><text:tab/><text:tab/><text:tab/><text:span text:style-name="T52">long</text:span> <text:span text:style-name="T51">cutoff</text:span>) <text:span text:style-name="T52">throws</text:span> XML2CSVException</text:p>
      <text:p text:style-name="P30"/>
      <text:p text:style-name="P6">This constructor builds an <text:span text:style-name="T14">XML2CSVGenericGenerator</text:span> instance which:</text:p>
      <text:list xml:id="list929596844139203967" text:style-name="L10">
        <text:list-item>
          <text:p text:style-name="P58">uses its <text:span text:style-name="T14">csvOutputFile</text:span> parameter as CSV output target if left non <text:span text:style-name="T14">null</text:span>;</text:p>
        </text:list-item>
        <text:list-item>
          <text:p text:style-name="P58">uses its <text:span text:style-name="T14">csvOutputDir</text:span> parameter as CSV output directory if left non <text:span text:style-name="T14">null</text:span> (letting the program name CSV output file(s) automatically after the XML input file names).</text:p>
        </text:list-item>
      </text:list>
      <text:p text:style-name="P6">When both <text:span text:style-name="T14">csvOutputFile</text:span> and <text:span text:style-name="T14">csvOutputDir</text:span> are provided <text:span text:style-name="T14">csvOutputFile</text:span> takes precedence.</text:p>
      <text:p text:style-name="P6">The three next parameters <text:span text:style-name="T14">csvFieldSeparator</text:span>, <text:span text:style-name="T14">encoding</text:span> and <text:span text:style-name="T14">level</text:span> pilot CSV output generation so that:</text:p>
      <text:list xml:id="list8594442245917962274" text:style-name="L11">
        <text:list-item>
          <text:p text:style-name="P59"><text:span text:style-name="T14">csvFieldSeparator</text:span> be used as CSV field separator in the output if left non <text:span text:style-name="T14">null</text:span> instead of the default character (a semicolon);</text:p>
        </text:list-item>
        <text:list-item>
          <text:p text:style-name="P59"><text:span text:style-name="T14">encoding</text:span> be used as output charset if left non <text:span text:style-name="T14">null</text:span> instead of the default <text:span text:style-name="T14">UTF-8</text:span> character encoding;</text:p>
        </text:list-item>
        <text:list-item>
          <text:p text:style-name="P59"><text:span text:style-name="T21">a custom optimization </text:span><text:span text:style-name="T14">level</text:span> be used instead of the default optimization level (standard - see § <text:bookmark-ref text:reference-format="number-no-superior" text:ref-name="__RefHeading__2017_166557436">3.3.3 - </text:bookmark-ref>) if left non <text:span text:style-name="T14">null</text:span>.</text:p>
        </text:list-item>
      </text:list>
      <text:p text:style-name="P6">The actual logging configuration used at runtime (mute execution, verbose or debug levels activated/deactivated, built-in console logging or Log4J logging) is inherited from the current <text:span text:style-name="T14">LoggingFacade</text:span> configuration (see § <text:bookmark-ref text:reference-format="number-no-superior" text:ref-name="__RefHeading__2395_381798958">5.4 - </text:bookmark-ref>).</text:p>
      <text:p text:style-name="P6">The last parameter, <text:span text:style-name="T14">cutoff</text:span>, when strictly positive, activates a built-in behavior which slices automatically any output file in parts so that no output file hold more than <text:span text:style-name="T14">cutoff</text:span> lines (adding automatically <text:span text:style-name="T14">-2</text:span>, <text:span text:style-name="T14">-3</text:span>, … suffixes to output filenames).</text:p>
      <text:p text:style-name="P6">Just after a successful construction, a new <text:span text:style-name="T14">XML2CSVGenericGenerator</text:span> instance is ready to use (marked “<text:span text:style-name="T10">output ready</text:span>”) and its <text:span text:style-name="T14">generate</text:span> method might be called immediately afterward.</text:p>
      <text:p text:style-name="P6"><text:soft-page-break/></text:p>
      <text:h text:style-name="Spec_20_-_20_Titre_20_3" text:outline-level="3"><text:bookmark-start text:name="__RefHeading__3577_381798958"/><text:span text:style-name="T14">OutputStream</text:span> oriented constructors<text:bookmark-end text:name="__RefHeading__3577_381798958"/></text:h>
      <text:p text:style-name="P6"/>
      <text:p text:style-name="P6">There are two stream-oriented <text:span text:style-name="T14">XML2CSVGenericGenerator</text:span> instance constructors:</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2">public</text:span> <text:span text:style-name="T50">XML2CSVGenericGenerator</text:span>(<text:span text:style-name="T52">java.io.OutputStream</text:span> <text:span text:style-name="T51">output</text:span>) <text:span text:style-name="T52">throws</text:span> XML2CSVException</text:p>
      <text:p text:style-name="P30"/>
      <text:p text:style-name="P6">This is a convenience constructor,<text:span text:style-name="T55"> equivalent to a </text:span><text:span text:style-name="T54">XML2CSVGenericGenerator(output, null, null, null)</text:span><text:span text:style-name="T55"> call.</text:span></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2">public</text:span> <text:span text:style-name="T50">XML2CSVGenericGenerator</text:span>(<text:span text:style-name="T52">java.io.OutputStream</text:span> <text:span text:style-name="T51">output</text:span>,</text:p>
      <text:p text:style-name="Spec_20_-_20_Code_20_source"><text:tab/><text:tab/><text:tab/><text:tab/><text:span text:style-name="T52">java.lang.String</text:span> <text:span text:style-name="T51">csvFieldSeparator</text:span>,</text:p>
      <text:p text:style-name="Spec_20_-_20_Code_20_source"><text:tab/><text:tab/><text:tab/><text:tab/><text:span text:style-name="T52">java.nio.charset.Charset</text:span> <text:span text:style-name="T51">encoding</text:span>,</text:p>
      <text:p text:style-name="Spec_20_-_20_Code_20_source"><text:tab/><text:tab/><text:tab/><text:tab/><text:span text:style-name="T52">XML2CSVOptimization</text:span> <text:span text:style-name="T51">level</text:span>) <text:span text:style-name="T52">throws</text:span> XML2CSVException</text:p>
      <text:p text:style-name="P30"/>
      <text:p text:style-name="P6">This constructor builds an <text:span text:style-name="T14">XML2CSVGenericGenerator</text:span> instance which uses its <text:span text:style-name="T14">output</text:span> parameter as CSV <text:span text:style-name="T21">output target (</text:span><text:span text:style-name="T14">null</text:span><text:span text:style-name="T21"> value forbidden).</text:span></text:p>
      <text:p text:style-name="P11"><text:span text:style-name="T21">This direct </text:span><text:span text:style-name="T14">output</text:span><text:span text:style-name="T21"> is expected opened &amp; ready, and will remain open in all circumstances (it's the caller's responsibility to close it properly at its own level).</text:span></text:p>
      <text:p text:style-name="P6"><text:span text:style-name="T21">The other parameters have the same purpose as those provided to the previous constructor (see § </text:span><text:span text:style-name="T21"><text:bookmark-ref text:reference-format="number-no-superior" text:ref-name="__RefHeading__2507_381798958">5.1.1 - </text:bookmark-ref></text:span><text:span text:style-name="T21">).</text:span></text:p>
      <text:p text:style-name="P6">Just like before, after a successful construction, a new <text:span text:style-name="T14">XML2CSVGenericGenerator</text:span> instance is ready to use (marked “<text:span text:style-name="T10">output ready</text:span>”) and its <text:span text:style-name="T14">generate</text:span> method might be called immediately afterward.</text:p>
      <text:p text:style-name="P11">When a single output stream is used cutoff behavior is impossible, and thresholding is automatically deactivated.</text:p>
      <text:p text:style-name="P6"/>
      <text:h text:style-name="Spec_20_-_20_Titre_20_2" text:outline-level="2"><text:bookmark-start text:name="__RefHeading__2319_988777254"/><text:span text:style-name="T14">XML2CSVGenericGenerator</text:span> generation methods<text:bookmark-end text:name="__RefHeading__2319_988777254"/></text:h>
      <text:p text:style-name="P6"/>
      <text:p text:style-name="P6"><text:span text:style-name="T14">XML2CSVGenericGenerator</text:span> defines two <text:span text:style-name="T14">generate</text:span><text:span text:style-name="T21"> methods</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2">public</text:span> <text:span text:style-name="T52">void</text:span> <text:span text:style-name="T50">generate</text:span>(<text:span text:style-name="T52">java.io.File[]</text:span> <text:span text:style-name="T49">xmlInputFiles</text:span>,</text:p>
      <text:p text:style-name="Spec_20_-_20_Code_20_source"><text:tab/><text:tab/><text:tab/><text:tab/><text:span text:style-name="T52">boolean</text:span> <text:span text:style-name="T49">withAttributes</text:span>) throws XML2CSVException</text:p>
      <text:p text:style-name="P30"/>
      <text:p text:style-name="P6">This is a convenience method,<text:span text:style-name="T55"> equivalent to a </text:span><text:span text:style-name="T54">generate(xmlInputFiles, null, null, null, withAttributes)</text:span><text:span text:style-name="T55"> call.</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2">public</text:span> <text:span text:style-name="T52">void</text:span> <text:span text:style-name="T50">generate</text:span>(<text:span text:style-name="T52">java.io.File[]</text:span> <text:span text:style-name="T49">xmlInputFiles</text:span>,</text:p>
      <text:p text:style-name="Spec_20_-_20_Code_20_source"><text:tab/><text:tab/><text:tab/><text:tab/><text:span text:style-name="T52">java.lang.String</text:span> <text:span text:style-name="T49">xmlTemplateFileName</text:span>,</text:p>
      <text:p text:style-name="Spec_20_-_20_Code_20_source"><text:tab/><text:tab/><text:tab/><text:tab/><text:span text:style-name="T52">java.lang.String[]</text:span> <text:span text:style-name="T49">xmlExpectedElementsXPaths</text:span>,</text:p>
      <text:p text:style-name="Spec_20_-_20_Code_20_source"><text:tab/><text:tab/><text:tab/><text:tab/><text:span text:style-name="T52">java.lang.String[]</text:span> <text:span text:style-name="T49">xmlDiscardedElementsXPaths</text:span>,</text:p>
      <text:p text:style-name="Spec_20_-_20_Code_20_source"><text:tab/><text:tab/><text:tab/><text:tab/><text:span text:style-name="T52">boolean</text:span> <text:span text:style-name="T49">withAttributes</text:span>) throws XML2CSVException</text:p>
      <text:p text:style-name="P30"/>
      <text:p text:style-name="P6">Method <text:span text:style-name="T14">generate</text:span> will raise an <text:span text:style-name="T14">XML2CSVException</text:span> if it is called while the instance is not “<text:span text:style-name="T12">output ready</text:span>”.</text:p>
      <text:p text:style-name="P6">A newly built <text:span text:style-name="T14">XML2CSVGenericGenerator</text:span> is always marked “<text:span text:style-name="T12">output ready</text:span>”, and method <text:span text:style-name="T14">generate</text:span> will use <text:soft-page-break/>the CSV output configuration provided to the constructor in the first place.</text:p>
      <text:p text:style-name="P6">When method <text:span text:style-name="T14">generate</text:span> terminates the instance is marked “<text:span text:style-name="T10">idle</text:span>” and one of the three <text:span text:style-name="T14">setOutputStream</text:span>, <text:span text:style-name="T14">setOutputFile</text:span> or <text:span text:style-name="T14">setOutputDir</text:span> methods has to be called before the instance gets “<text:span text:style-name="T10">output ready</text:span>” again (see § <text:bookmark-ref text:reference-format="number-no-superior" text:ref-name="__RefHeading__2752_381798958">5.3 - </text:bookmark-ref>).</text:p>
      <text:p text:style-name="P11">A direct <text:span text:style-name="T14">output</text:span> (either provided to the constructor or by an explicit <text:span text:style-name="T14">setOutputStream</text:span> call) is expected opened &amp; ready, and will remain open when <text:span text:style-name="T14">generate</text:span> terminates (responsibility left to the caller). On the contrary, regular files (either provided to the constructor or by an explicit <text:span text:style-name="T14">setOutputFile</text:span> or <text:span text:style-name="T14">setOutputDir</text:span> call) are automatically closed.</text:p>
      <text:p text:style-name="P6">The XML input file(s) to process are provided by the <text:span text:style-name="T14">xmlInputFiles</text:span> parameter which cannot be left <text:span text:style-name="T14">null</text:span> or empty (an <text:span text:style-name="T14">XML2CSVException</text:span> would be raised).</text:p>
      <text:p text:style-name="P6">The <text:span text:style-name="T14">xmlTemplateFileName</text:span> parameter, when not <text:span text:style-name="T14">null</text:span>, provides the name (without path) of the XML input file which should serve as XML <text:span text:style-name="T10">template file</text:span> (see § <text:bookmark-ref text:reference-format="number-no-superior" text:ref-name="__RefHeading__2100_1574950171">3.3.5.1 - </text:bookmark-ref>).</text:p>
      <text:p text:style-name="P6">Parameters <text:span text:style-name="T53">xmlExpectedElementsXPaths</text:span> and <text:span text:style-name="T53">xmlDiscardedElementsXPaths</text:span> might be left <text:span text:style-name="T14">null</text:span>, but cannot be both non <text:span text:style-name="T14">null</text:span> (an <text:span text:style-name="T14">XML2CSVException</text:span> would be raised).</text:p>
      <text:p text:style-name="P6">Parameter <text:span text:style-name="T53">xmlExpectedElementsXPaths</text:span> represents a <text:span text:style-name="T10">positive</text:span> Xpath <text:span text:style-name="T10">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53">xmlDiscardedElementsXPaths</text:span> represents a <text:span text:style-name="T10">negative</text:span> Xpath filter <text:span text:style-name="T39">list, that is, an explicit list of element Xpaths to discard from the XML input files, while the rest of XML elements will be fetched (see § </text:span><text:span text:style-name="T39"><text:bookmark-ref text:reference-format="number-no-superior" text:ref-name="__RefHeading__1022_1347478034">3.3.4.2 - </text:bookmark-ref></text:span><text:span text:style-name="T39">).</text:span></text:p>
      <text:p text:style-name="P12">The last parameter, <text:span text:style-name="T14">withAttributes</text:span>, must be set to <text:span text:style-name="T14">true</text:span> if element attributes have to be extracted alongside parsing, or set to <text:span text:style-name="T14">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4">XML2CSVGenericGenerator</text:span> methods<text:bookmark-end text:name="__RefHeading__2752_381798958"/></text:h>
      <text:p text:style-name="P6"/>
      <text:h text:style-name="Spec_20_-_20_Titre_20_3" text:outline-level="3"><text:bookmark-start text:name="__RefHeading__3026_381798958"/>Method <text:span text:style-name="T14">setOutputStream</text:span><text:bookmark-end text:name="__RefHeading__3026_381798958"/></text:h>
      <text:p text:style-name="P6"/>
      <text:p text:style-name="P6">When called, the direct <text:span text:style-name="T14">output</text:span> parameter provided (an anonymous <text:span text:style-name="T14">OutputStream</text:span><text:span text:style-name="T21">, supposed opened &amp; ready</text:span>) becomes the new CSV output destination of the <text:span text:style-name="T14">XML2CSVGenericGenerator</text:span> instance which is is marked “<text:span text:style-name="T10">output ready</text:span>” if it wasn't ready yet.</text:p>
      <text:p text:style-name="P6">A call to this method deactivates cutoff behavior.</text:p>
      <text:p text:style-name="P6"/>
      <text:h text:style-name="Spec_20_-_20_Titre_20_3" text:outline-level="3"><text:bookmark-start text:name="__RefHeading__3579_381798958"/>Method <text:span text:style-name="T14">setOutputFile</text:span><text:bookmark-end text:name="__RefHeading__3579_381798958"/></text:h>
      <text:p text:style-name="P6"/>
      <text:p text:style-name="P6">When called, the <text:span text:style-name="T14">csvOutputFile</text:span> parameter provided (a <text:span text:style-name="T14">File</text:span>) becomes the new CSV output destination of the <text:span text:style-name="T14">XML2CSVGenericGenerator</text:span> instance which is is marked “<text:span text:style-name="T10">output ready</text:span>” if it wasn't ready yet.</text:p>
      <text:p text:style-name="P6"/>
      <text:h text:style-name="Spec_20_-_20_Titre_20_3" text:outline-level="3"><text:bookmark-start text:name="__RefHeading__3581_381798958"/>Method <text:span text:style-name="T14">setOutputDir</text:span><text:bookmark-end text:name="__RefHeading__3581_381798958"/></text:h>
      <text:p text:style-name="P6"/>
      <text:p text:style-name="P6">When called, the <text:span text:style-name="T14">csvOutputDir</text:span> parameter provided (a <text:span text:style-name="T14">File</text:span>) becomes the new CSV output destination of the <text:span text:style-name="T14">XML2CSVGenericGenerator</text:span> instance which is is marked “<text:span text:style-name="T10">output ready</text:span>” if it wasn't ready yet.</text:p>
      <text:p text:style-name="P6"/>
      <text:h text:style-name="Spec_20_-_20_Titre_20_3" text:outline-level="3"><text:bookmark-start text:name="__RefHeading__3583_381798958"/><text:soft-page-break/>Method <text:span text:style-name="T14">setFieldSeparator</text:span><text:bookmark-end text:name="__RefHeading__3583_381798958"/></text:h>
      <text:p text:style-name="P6"/>
      <text:p text:style-name="P6">Just like its name suggests, this method makes it possible to change or set the field separator that this <text:span text:style-name="T14">XML2CSVGenericGenerator</text:span> instance will use in CSV output.</text:p>
      <text:p text:style-name="P6"/>
      <text:h text:style-name="Spec_20_-_20_Titre_20_3" text:outline-level="3"><text:bookmark-start text:name="__RefHeading__3585_381798958"/>Method <text:span text:style-name="T14">setEncoding</text:span><text:bookmark-end text:name="__RefHeading__3585_381798958"/></text:h>
      <text:p text:style-name="P6"/>
      <text:p text:style-name="P6">Just like its name suggests, this method makes it possible to change or set the character encoding that this <text:span text:style-name="T14">XML2CSVGenericGenerator</text:span> instance will use in CSV output.</text:p>
      <text:p text:style-name="P6"/>
      <text:h text:style-name="Spec_20_-_20_Titre_20_3" text:outline-level="3"><text:bookmark-start text:name="__RefHeading__3587_381798958"/>Method <text:span text:style-name="T14">setOptimization</text:span><text:bookmark-end text:name="__RefHeading__3587_381798958"/></text:h>
      <text:p text:style-name="P6"/>
      <text:p text:style-name="P6">Just like its name suggests, this method makes it possible to change or set the optimization level that this <text:span text:style-name="T14">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4">setCutoff</text:span><text:bookmark-end text:name="__RefHeading__3591_381798958"/></text:h>
      <text:p text:style-name="P6"/>
      <text:p text:style-name="P6">Just like its name suggests, this method makes it possible to change or set the cutoff limit that this <text:span text:style-name="T14">XML2CSVGenericGenerator</text:span> instance will use in CSV output.</text:p>
      <text:p text:style-name="P6">Cutoff behavior is deactivated when a direct <text:span text:style-name="T14">OutputStream</text:span> is used (see § <text:bookmark-ref text:reference-format="number-no-superior" text:ref-name="__RefHeading__2507_381798958">5.1.1 - </text:bookmark-ref>).</text:p>
      <text:p text:style-name="P6"/>
      <text:h text:style-name="P46" text:outline-level="2"><text:bookmark-start text:name="__RefHeading__2395_381798958"/><text:span text:style-name="T14">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4">log</text:span> methods are transparently called by <text:span text:style-name="T14">XML2CSVGenericGenerator</text:span> and <text:span text:style-name="T14">XML2CSVConsoleCommand</text:span> each time a new message has to be displayed.</text:p>
      <text:p text:style-name="P6"/>
      <text:p text:style-name="Spec_20_-_20_Paragraphe_20_standard"><text:span text:style-name="T8">The built-in logger displays messages to the console when its </text:span><text:span text:style-name="T15">LogginFacade.log</text:span><text:span text:style-name="T8"> variable is </text:span><text:span text:style-name="T15">null</text:span><text:span text:style-name="T8"> (its default value), or to the underneath Log4J </text:span><text:span text:style-name="T45">org.apache.commons.logging.Log</text:span><text:span text:style-name="T8"> object when set.</text:span></text:p>
      <text:p text:style-name="P6"/>
      <text:p text:style-name="P6">Apart from <text:span text:style-name="T14">LogginFacade.log</text:span>, programmers are concerned by four other <text:span text:style-name="T14">public</text:span> <text:span text:style-name="T14">static</text:span> variables which control the whole program logging capabilities, namely:</text:p>
      <text:list xml:id="list3039812631819294992" text:style-name="L12">
        <text:list-item>
          <text:p text:style-name="P60"><text:span text:style-name="T14">LogginFacade.MUTE_MODE</text:span>: mute execution.<text:line-break/>Deactivates message logging/display when set to <text:span text:style-name="T14">true</text:span>;</text:p>
        </text:list-item>
        <text:list-item>
          <text:p text:style-name="P60"><text:span text:style-name="T14">LogginFacade.DEBUG_MODE</text:span>: when set to <text:span text:style-name="T14">true</text:span>, activates the logging/display of debug messages during execution, tailored by the current debug degree.<text:line-break/>Overridden by mute mode;</text:p>
        </text:list-item>
        <text:list-item>
          <text:p text:style-name="P60"><text:span text:style-name="T14">LogginFacade.debugDegree</text:span><text:span text:style-name="T21">: when the logging/display of debug messages is activated, controls </text:span><text:soft-page-break/><text:span text:style-name="T21">the debug degree, from the lowest to the highest. Correct values are </text:span><text:span text:style-name="T14">1</text:span><text:span text:style-name="T21"> (the default), </text:span><text:span text:style-name="T14">2</text:span><text:span text:style-name="T21"> or </text:span><text:span text:style-name="T14">3</text:span><text:span text:style-name="T21">.</text:span></text:p>
        </text:list-item>
        <text:list-item>
          <text:p text:style-name="P60"><text:span text:style-name="T14">LogginFacade.VERBOSE_MODE</text:span>: when set to <text:span text:style-name="T14">true</text:span>, activates the logging/display of verbose progression messages.<text:line-break/>Overridden by mute mode.</text:p>
        </text:list-item>
      </text:list>
      <text:p text:style-name="P6"/>
      <text:p text:style-name="P40"/>
      <text:p text:style-name="P10"/>
      <text:p text:style-name="P41"><text:span text:style-name="T14">XML2CSVGenericConverter</text:span> and this accompanying documentation come with ABSOLUTELY NO WARRANTY. This is free software, and you are welcome to redistribute it under certain conditions.</text:p>
      <text:p text:style-name="P42"><text:span text:style-name="T14">XML2CSVGenericConverter</text:span> - Copyright 2014 Laurent Popieul</text:p>
      <text:p text:style-name="P14"/>
      <text:p text:style-name="P14"><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291cm" fo:margin-right="0cm" fo:margin-top="0.199cm" fo:margin-bottom="0cm" fo:text-align="start" style:justify-single-word="false" fo:text-indent="0cm" style:auto-text-indent="false" style:page-number="auto" text:number-lines="false" text:line-number="0"/>
      <style:text-properties style:font-name="Tahoma" fo:font-size="10pt" fo:font-style="normal" style:font-style-asian="normal"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1</text:page-number> / <text:page-count>2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1DT17H33M</meta:editing-duration>
    <meta:editing-cycles>204</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4-04T19:45:55.14</dc:date>
    <dc:creator>Lochrann</dc:creator>
    <meta:keyword>documentation</meta:keyword>
    <meta:keyword>xml</meta:keyword>
    <meta:keyword>csv</meta:keyword>
    <meta:keyword>java</meta:keyword>
    <meta:keyword>tool</meta:keyword>
    <meta:keyword>conversion</meta:keyword>
    <meta:keyword>generic</meta:keyword>
    <meta:document-statistic meta:table-count="3" meta:image-count="2" meta:object-count="10" meta:page-count="20" meta:paragraph-count="422" meta:word-count="6748" meta:character-count="41583"/>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